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master-page-name="Standard">
      <style:table-properties style:width="18.422cm" fo:margin-left="1.752cm" style:page-number="0" table:align="left" style:writing-mode="lr-tb"/>
    </style:style>
    <style:style style:name="Table1.A" style:family="table-column">
      <style:table-column-properties style:column-width="18.422cm"/>
    </style:style>
    <style:style style:name="Table1.1" style:family="table-row">
      <style:table-row-properties style:min-row-height="0.547cm"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2" style:family="table-row">
      <style:table-row-properties style:min-row-height="1.217cm" style:keep-together="true" fo:keep-together="auto"/>
    </style:style>
    <style:style style:name="Table1.A2" style:family="table-cell">
      <style:table-cell-properties style:vertical-align="top" fo:background-color="#8c8c8c" fo:padding-left="0.191cm" fo:padding-right="0.191cm" fo:padding-top="0cm" fo:padding-bottom="0cm" fo:border="none" style:writing-mode="lr-tb">
        <style:background-image/>
      </style:table-cell-properties>
    </style:style>
    <style:style style:name="Table1.3" style:family="table-row">
      <style:table-row-properties style:keep-together="true" fo:keep-together="auto"/>
    </style:style>
    <style:style style:name="Table1.A3"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e2" style:family="table">
      <style:table-properties style:width="16.983cm" fo:margin-left="-0.191cm" table:align="left" style:writing-mode="lr-tb"/>
    </style:style>
    <style:style style:name="Table2.A" style:family="table-column">
      <style:table-column-properties style:column-width="7.99cm"/>
    </style:style>
    <style:style style:name="Table2.B" style:family="table-column">
      <style:table-column-properties style:column-width="1cm"/>
    </style:style>
    <style:style style:name="Table2.C" style:family="table-column">
      <style:table-column-properties style:column-width="7.992cm"/>
    </style:style>
    <style:style style:name="Table2.1" style:family="table-row">
      <style:table-row-properties style:keep-together="false" fo:keep-together="always"/>
    </style:style>
    <style:style style:name="Table2.A1.1" style:family="table-row">
      <style:table-row-properties style:min-row-height="0.563cm" style:keep-together="false" fo:keep-together="always"/>
    </style:style>
    <style:style style:name="Table2.A1.1.1" style:family="table-cell">
      <style:table-cell-properties style:vertical-align="top" fo:padding-left="0.191cm" fo:padding-right="0.191cm" fo:padding-top="0cm" fo:padding-bottom="0cm" fo:border="none" style:writing-mode="lr-tb"/>
    </style:style>
    <style:style style:name="Table2.A1.2" style:family="table-row">
      <style:table-row-properties style:min-row-height="2.226cm" style:keep-together="false" fo:keep-together="always"/>
    </style:style>
    <style:style style:name="Table2.A1.3" style:family="table-row">
      <style:table-row-properties style:min-row-height="2.635cm" style:keep-together="false" fo:keep-together="always"/>
    </style:style>
    <style:style style:name="Table2.2" style:family="table-row">
      <style:table-row-properties style:min-row-height="0.884cm" style:keep-together="false" fo:keep-together="always"/>
    </style:style>
    <style:style style:name="Table3" style:family="table">
      <style:table-properties style:width="17.53cm" table:align="left" style:writing-mode="lr-tb"/>
    </style:style>
    <style:style style:name="Table3.A" style:family="table-column">
      <style:table-column-properties style:column-width="3.752cm"/>
    </style:style>
    <style:style style:name="Table3.B" style:family="table-column">
      <style:table-column-properties style:column-width="2cm"/>
    </style:style>
    <style:style style:name="Table3.C" style:family="table-column">
      <style:table-column-properties style:column-width="6.75cm"/>
    </style:style>
    <style:style style:name="Table3.D" style:family="table-column">
      <style:table-column-properties style:column-width="5.027cm"/>
    </style:style>
    <style:style style:name="Table3.1" style:family="table-row">
      <style:table-row-properties style:keep-together="true" fo:keep-together="auto"/>
    </style:style>
    <style:style style:name="Table3.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D2"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24.712cm" fo:margin-left="-0.199cm" table:align="left" style:writing-mode="lr-tb"/>
    </style:style>
    <style:style style:name="Table4.A" style:family="table-column">
      <style:table-column-properties style:column-width="1.265cm"/>
    </style:style>
    <style:style style:name="Table4.B" style:family="table-column">
      <style:table-column-properties style:column-width="11.947cm"/>
    </style:style>
    <style:style style:name="Table4.C" style:family="table-column">
      <style:table-column-properties style:column-width="5.734cm"/>
    </style:style>
    <style:style style:name="Table4.D" style:family="table-column">
      <style:table-column-properties style:column-width="5.766cm"/>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D1" style:family="table-cell">
      <style:table-cell-properties style:vertical-align="middle" fo:padding-left="0.191cm" fo:padding-right="0.191cm" fo:padding-top="0cm" fo:padding-bottom="0cm" fo:border="0.018cm solid #000000" style:writing-mode="lr-tb"/>
    </style:style>
    <style:style style:name="Tab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D2"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24.737cm" fo:margin-left="-0.199cm" table:align="left" style:writing-mode="lr-tb"/>
    </style:style>
    <style:style style:name="Table5.A" style:family="table-column">
      <style:table-column-properties style:column-width="1.847cm"/>
    </style:style>
    <style:style style:name="Table5.B" style:family="table-column">
      <style:table-column-properties style:column-width="11.996cm"/>
    </style:style>
    <style:style style:name="Table5.C" style:family="table-column">
      <style:table-column-properties style:column-width="5.715cm"/>
    </style:style>
    <style:style style:name="Table5.D" style:family="table-column">
      <style:table-column-properties style:column-width="3.81cm"/>
    </style:style>
    <style:style style:name="Table5.E" style:family="table-column">
      <style:table-column-properties style:column-width="1.36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5.E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5.B2" style:family="table-cell">
      <style:table-cell-properties style:vertical-align="top" fo:padding-left="0.191cm" fo:padding-right="0.191cm" fo:padding-top="0cm" fo:padding-bottom="0cm" fo:border="none" style:writing-mode="lr-tb"/>
    </style:style>
    <style:style style:name="Table5.E2"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le5.A1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snap-to-layout-grid="false"/>
    </style:style>
    <style:style style:name="P3" style:family="paragraph" style:parent-style-name="Header">
      <style:paragraph-properties fo:text-align="center" style:justify-single-word="false"/>
    </style:style>
    <style:style style:name="P4" style:family="paragraph" style:parent-style-name="Footer">
      <style:paragraph-properties fo:line-height="100%" fo:text-align="end" style:justify-single-word="false" style:snap-to-layout-grid="false"/>
      <style:text-properties fo:color="#181512" style:font-name-complex="Arial" style:font-size-complex="8pt" style:font-weight-complex="bold"/>
    </style:style>
    <style:style style:name="P5" style:family="paragraph" style:parent-style-name="Footer">
      <style:paragraph-properties fo:text-align="end" style:justify-single-word="false"/>
    </style:style>
    <style:style style:name="P6" style:family="paragraph" style:parent-style-name="Footer">
      <style:text-properties fo:font-size="1pt"/>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 style:position="3.281cm"/>
        </style:tab-stops>
      </style:paragraph-properties>
    </style:style>
    <style:style style:name="P8" style:family="paragraph" style:parent-style-name="Standard">
      <style:paragraph-properties fo:margin-left="0cm" fo:margin-right="0.12cm" fo:margin-top="0.071cm" fo:margin-bottom="0cm" fo:text-align="end" style:justify-single-word="false" fo:text-indent="0cm" style:auto-text-indent="false" style:snap-to-layout-grid="false">
        <style:tab-stops>
          <style:tab-stop style:position="2.002cm"/>
        </style:tab-stops>
      </style:paragraph-properties>
      <style:text-properties fo:font-size="8pt" style:font-size-asian="8pt"/>
    </style:style>
    <style:style style:name="P9" style:family="paragraph" style:parent-style-name="Standard">
      <style:paragraph-properties style:snap-to-layout-grid="false"/>
    </style:style>
    <style:style style:name="P10" style:family="paragraph" style:parent-style-name="Standard">
      <style:paragraph-properties fo:text-align="center" style:justify-single-word="false" style:snap-to-layout-grid="false"/>
      <style:text-properties fo:font-size="8pt" style:font-size-asian="8pt"/>
    </style:style>
    <style:style style:name="P11" style:family="paragraph" style:parent-style-name="Standard">
      <style:paragraph-properties fo:text-align="end" style:justify-single-word="false" style:snap-to-layout-grid="false"/>
      <style:text-properties fo:font-size="8pt" style:font-size-asian="8pt"/>
    </style:style>
    <style:style style:name="P12" style:family="paragraph" style:parent-style-name="Standard">
      <style:paragraph-properties fo:text-align="end" style:justify-single-word="false"/>
      <style:text-properties fo:font-size="8pt" fo:language="zxx" fo:country="none" style:font-size-asian="8pt" style:language-asian="zxx" style:country-asian="none" style:font-name-complex="Arial" style:font-size-complex="8pt"/>
    </style:style>
    <style:style style:name="P13" style:family="paragraph" style:parent-style-name="Standard">
      <style:paragraph-properties fo:text-align="end" style:justify-single-word="false" style:snap-to-layout-grid="false"/>
    </style:style>
    <style:style style:name="P14" style:family="paragraph" style:parent-style-name="Standard">
      <style:text-properties fo:language="zxx" fo:country="none" style:language-asian="zxx" style:country-asian="none"/>
    </style:style>
    <style:style style:name="P15" style:family="paragraph" style:parent-style-name="Standard">
      <style:paragraph-properties fo:line-height="0.423cm"/>
    </style:style>
    <style:style style:name="P16" style:family="paragraph" style:parent-style-name="Standard">
      <style:paragraph-properties fo:line-height="0.423cm" fo:text-align="end" style:justify-single-word="false" style:snap-to-layout-grid="false"/>
    </style:style>
    <style:style style:name="P17" style:family="paragraph" style:parent-style-name="Standard">
      <style:paragraph-properties fo:line-height="0.423cm" fo:text-align="center" style:justify-single-word="false" style:snap-to-layout-grid="false"/>
      <style:text-properties fo:text-transform="uppercase" fo:font-weight="bold" style:font-weight-asian="bold"/>
    </style:style>
    <style:style style:name="P18" style:family="paragraph" style:parent-style-name="Standard">
      <style:paragraph-properties fo:line-height="150%"/>
    </style:style>
    <style:style style:name="P19" style:family="paragraph" style:parent-style-name="Standard">
      <style:paragraph-properties fo:line-height="150%" fo:text-align="end" style:justify-single-word="false"/>
    </style:style>
    <style:style style:name="P20" style:family="paragraph" style:parent-style-name="Standard">
      <style:paragraph-properties fo:line-height="150%" fo:text-align="end" style:justify-single-word="false" style:snap-to-layout-grid="false"/>
    </style:style>
    <style:style style:name="P21" style:family="paragraph" style:parent-style-name="Standard">
      <style:paragraph-properties fo:line-height="150%" style:snap-to-layout-grid="false"/>
    </style:style>
    <style:style style:name="P22" style:family="paragraph" style:parent-style-name="Standard">
      <style:paragraph-properties fo:line-height="0.423cm" style:snap-to-layout-grid="false"/>
      <style:text-properties fo:font-size="14pt" fo:font-weight="bold" style:font-size-asian="14pt" style:font-weight-asian="bold"/>
    </style:style>
    <style:style style:name="P23" style:family="paragraph" style:parent-style-name="Standard">
      <style:paragraph-properties fo:margin-left="0cm" fo:margin-right="0.635cm" fo:text-indent="0cm" style:auto-text-indent="false" style:snap-to-layout-grid="false"/>
      <style:text-properties fo:font-size="8pt" style:font-size-asian="8pt"/>
    </style:style>
    <style:style style:name="P24" style:family="paragraph" style:parent-style-name="Standard">
      <style:paragraph-properties fo:margin-top="0.212cm" fo:margin-bottom="0.212cm" fo:text-align="end" style:justify-single-word="false" style:snap-to-layout-grid="false"/>
    </style:style>
    <style:style style:name="P25" style:family="paragraph" style:parent-style-name="bodytext">
      <style:paragraph-properties fo:margin-top="0.212cm" fo:margin-bottom="0.212cm" fo:text-align="end" style:justify-single-word="false" style:snap-to-layout-grid="false"/>
      <style:text-properties fo:text-transform="uppercase" style:font-name="Arial Black" fo:font-size="10pt" fo:language="en" fo:country="US" style:font-size-asian="10pt" style:language-asian="zxx" style:country-asian="none" style:font-size-complex="10pt" style:font-weight-complex="bold"/>
    </style:style>
    <style:style style:name="P26" style:family="paragraph" style:parent-style-name="Standard">
      <style:paragraph-properties fo:margin-left="0cm" fo:margin-right="0cm" fo:text-align="end" style:justify-single-word="false" fo:text-indent="8.571cm" style:auto-text-indent="false"/>
      <style:text-properties fo:language="zxx" fo:country="none" style:language-asian="zxx" style:country-asian="none"/>
    </style:style>
    <style:style style:name="P27" style:family="paragraph" style:parent-style-name="Standard">
      <style:paragraph-properties fo:break-before="page"/>
      <style:text-properties fo:language="zxx" fo:country="none" style:language-asian="zxx" style:country-asian="none"/>
    </style:style>
    <style:style style:name="P28" style:family="paragraph" style:parent-style-name="Standard">
      <style:paragraph-properties fo:break-before="page">
        <style:tab-stops>
          <style:tab-stop style:position="1.058cm"/>
          <style:tab-stop style:position="17.233cm" style:type="right"/>
        </style:tab-stops>
      </style:paragraph-properties>
      <style:text-properties fo:language="zxx" fo:country="none" style:language-asian="zxx" style:country-asian="none"/>
    </style:style>
    <style:style style:name="P29" style:family="paragraph" style:parent-style-name="Title">
      <style:paragraph-properties fo:break-before="page"/>
      <style:text-properties fo:language="zxx" fo:country="none" style:language-asian="zxx" style:country-asian="none"/>
    </style:style>
    <style:style style:name="P30" style:family="paragraph" style:parent-style-name="Text_20_body">
      <style:text-properties fo:language="zxx" fo:country="none" style:language-asian="zxx" style:country-asian="none"/>
    </style:style>
    <style:style style:name="P31" style:family="paragraph" style:parent-style-name="Text_20_body">
      <style:text-properties style:language-asian="ja" style:country-asian="JP"/>
    </style:style>
    <style:style style:name="P32" style:family="paragraph" style:parent-style-name="Text_20_body">
      <style:paragraph-properties>
        <style:tab-stops>
          <style:tab-stop style:position="9.684cm"/>
        </style:tab-stops>
      </style:paragraph-properties>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margin-top="0cm" fo:margin-bottom="0.106cm" fo:text-indent="0cm" style:auto-text-indent="false"/>
    </style:style>
    <style:style style:name="P35" style:family="paragraph" style:parent-style-name="Text_20_body">
      <style:paragraph-properties fo:margin-left="0cm" fo:margin-right="0cm" fo:margin-top="0cm" fo:margin-bottom="0.106cm" fo:text-indent="0cm" style:auto-text-indent="false"/>
      <style:text-properties fo:font-size="9pt" fo:language="zxx" fo:country="none" style:font-size-asian="9pt" style:language-asian="zxx" style:country-asian="none" style:font-name-complex="Arial"/>
    </style:style>
    <style:style style:name="P36" style:family="paragraph" style:parent-style-name="Text_20_body">
      <style:paragraph-properties fo:margin-left="0cm" fo:margin-right="0cm" fo:margin-top="0cm" fo:margin-bottom="0.106cm" fo:text-align="justify" style:justify-single-word="false" fo:text-indent="0cm" style:auto-text-indent="false">
        <style:tab-stops>
          <style:tab-stop style:position="5.752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37" style:family="paragraph" style:parent-style-name="Text_20_body">
      <style:paragraph-properties fo:margin-left="0cm" fo:margin-right="0cm" fo:margin-top="0cm" fo:margin-bottom="0.106cm" fo:text-align="justify" style:justify-single-word="false" fo:text-indent="0cm" style:auto-text-indent="false">
        <style:tab-stops>
          <style:tab-stop style:position="6.502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38" style:family="paragraph" style:parent-style-name="Text_20_body">
      <style:paragraph-properties fo:margin-left="0cm" fo:margin-right="0cm" fo:margin-top="0cm" fo:margin-bottom="0.106cm" fo:text-indent="0cm" style:auto-text-indent="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39" style:family="paragraph" style:parent-style-name="Text_20_body">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40" style:family="paragraph" style:parent-style-name="Text_20_body">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bold" style:font-size-asian="9pt" style:language-asian="zxx" style:country-asian="none" style:font-weight-asian="bold" style:font-name-complex="Arial" style:font-size-complex="9pt"/>
    </style:style>
    <style:style style:name="P41" style:family="paragraph" style:parent-style-name="Text_20_body">
      <style:paragraph-properties fo:margin-left="0cm" fo:margin-right="0cm" fo:margin-top="0cm" fo:margin-bottom="0.106cm" fo:text-indent="0cm" style:auto-text-indent="false" style:snap-to-layout-grid="false"/>
      <style:text-properties fo:font-size="9pt" fo:language="zxx" fo:country="none" fo:font-weight="bold" style:font-size-asian="9pt" style:language-asian="zxx" style:country-asian="none" style:font-weight-asian="bold" style:font-name-complex="Arial" style:font-size-complex="9pt"/>
    </style:style>
    <style:style style:name="P42" style:family="paragraph" style:parent-style-name="Text_20_body">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bold" style:font-size-asian="9pt" style:language-asian="zxx" style:country-asian="none" style:font-weight-asian="bold" style:font-name-complex="Arial" style:font-size-complex="9pt" style:font-weight-complex="bold"/>
    </style:style>
    <style:style style:name="P43" style:family="paragraph" style:parent-style-name="Text_20_body">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44" style:family="paragraph" style:parent-style-name="Text_20_body">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en" fo:country="US" style:font-size-asian="9pt" style:language-asian="zxx" style:country-asian="none" style:font-name-complex="Arial" style:font-size-complex="9pt"/>
    </style:style>
    <style:style style:name="P45" style:family="paragraph" style:parent-style-name="Text_20_body">
      <style:paragraph-properties fo:margin-left="0cm" fo:margin-right="0cm" fo:margin-top="0cm" fo:margin-bottom="0.106cm" fo:text-indent="0cm" style:auto-text-indent="false">
        <style:tab-stops>
          <style:tab-stop style:position="11.001cm" style:leader-style="dotted" style:leader-text="."/>
        </style:tab-stops>
      </style:paragraph-properties>
      <style:text-properties fo:language="zxx" fo:country="none" fo:font-weight="bold" style:language-asian="zxx" style:country-asian="none" style:font-weight-asian="bold"/>
    </style:style>
    <style:style style:name="P46" style:family="paragraph" style:parent-style-name="Text_20_body">
      <style:paragraph-properties fo:margin-left="0cm" fo:margin-right="0cm" fo:margin-top="0cm" fo:margin-bottom="0.106cm" fo:text-indent="0cm" style:auto-text-indent="false" fo:break-before="pag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47" style:family="paragraph" style:parent-style-name="Heading_20_2">
      <style:paragraph-properties fo:margin-left="0cm" fo:margin-right="0cm" fo:text-indent="0cm" style:auto-text-indent="false"/>
      <style:text-properties fo:language="zxx" fo:country="none" style:language-asian="zxx" style:country-asian="none"/>
    </style:style>
    <style:style style:name="P48" style:family="paragraph" style:parent-style-name="Text_20_body">
      <style:paragraph-properties fo:margin-left="0.635cm" fo:margin-right="0cm" fo:margin-top="0cm" fo:margin-bottom="0.106cm" fo:text-indent="0cm" style:auto-text-indent="false"/>
      <style:text-properties fo:font-size="9pt" fo:language="zxx" fo:country="none" style:font-size-asian="9pt" style:language-asian="zxx" style:country-asian="none" style:font-name-complex="Arial"/>
    </style:style>
    <style:style style:name="P49" style:family="paragraph" style:parent-style-name="Text_20_body">
      <style:paragraph-properties fo:margin-left="0cm" fo:margin-right="0cm" fo:text-indent="0.953cm" style:auto-text-indent="false"/>
    </style:style>
    <style:style style:name="P50" style:family="paragraph" style:parent-style-name="Text_20_body">
      <style:paragraph-properties fo:margin-left="0cm" fo:margin-right="0cm" fo:text-indent="0.953cm" style:auto-text-indent="false"/>
      <style:text-properties fo:language="zxx" fo:country="none" style:language-asian="zxx" style:country-asian="none"/>
    </style:style>
    <style:style style:name="P51" style:family="paragraph" style:parent-style-name="Text_20_body">
      <style:paragraph-properties fo:margin-left="0cm" fo:margin-right="0cm" fo:text-indent="0.953cm" style:auto-text-indent="false"/>
      <style:text-properties style:language-asian="ja" style:country-asian="JP"/>
    </style:style>
    <style:style style:name="P52" style:family="paragraph" style:parent-style-name="Text_20_body">
      <style:paragraph-properties fo:margin-left="0cm" fo:margin-right="0cm" fo:margin-top="0cm" fo:margin-bottom="0.106cm" fo:text-indent="0.953cm" style:auto-text-indent="false"/>
    </style:style>
    <style:style style:name="P53" style:family="paragraph" style:parent-style-name="Text_20_body">
      <style:paragraph-properties fo:margin-left="0cm" fo:margin-right="0cm" fo:margin-top="0cm" fo:margin-bottom="0.106cm" fo:text-align="justify" style:justify-single-word="false" fo:text-indent="0.953cm" style:auto-text-indent="false">
        <style:tab-stops>
          <style:tab-stop style:position="5.752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54" style:family="paragraph" style:parent-style-name="Body">
      <style:paragraph-properties fo:margin-left="0cm" fo:margin-right="0cm" fo:text-indent="0.953cm" style:auto-text-indent="false"/>
    </style:style>
    <style:style style:name="P55" style:family="paragraph" style:parent-style-name="Body">
      <style:paragraph-properties fo:margin-left="0cm" fo:margin-right="0cm" fo:text-indent="0.953cm" style:auto-text-indent="false"/>
      <style:text-properties fo:language="zxx" fo:country="none" style:language-asian="zxx" style:country-asian="none"/>
    </style:style>
    <style:style style:name="P56" style:family="paragraph" style:parent-style-name="Text_20_body">
      <style:paragraph-properties fo:margin-left="0.953cm" fo:margin-right="0cm" fo:text-indent="0cm" style:auto-text-indent="false"/>
      <style:text-properties fo:language="zxx" fo:country="none" style:language-asian="zxx" style:country-asian="none"/>
    </style:style>
    <style:style style:name="P57" style:family="paragraph" style:parent-style-name="Heading_20_1">
      <style:text-properties fo:language="zxx" fo:country="none" style:language-asian="zxx" style:country-asian="none"/>
    </style:style>
    <style:style style:name="P58" style:family="paragraph" style:parent-style-name="Heading_20_2">
      <style:text-properties fo:language="zxx" fo:country="none" style:language-asian="zxx" style:country-asian="none"/>
    </style:style>
    <style:style style:name="P59" style:family="paragraph" style:parent-style-name="Heading_20_3">
      <style:text-properties fo:language="zxx" fo:country="none" style:language-asian="zxx" style:country-asian="none"/>
    </style:style>
    <style:style style:name="P60" style:family="paragraph" style:parent-style-name="Heading_20_3">
      <style:text-properties style:language-asian="ja" style:country-asian="JP"/>
    </style:style>
    <style:style style:name="P61" style:family="paragraph" style:parent-style-name="Title">
      <style:text-properties fo:language="zxx" fo:country="none" style:language-asian="zxx" style:country-asian="none"/>
    </style:style>
    <style:style style:name="P62" style:family="paragraph" style:parent-style-name="Contents_20_1">
      <style:paragraph-properties>
        <style:tab-stops>
          <style:tab-stop style:position="17.247cm" style:type="right" style:leader-style="dotted" style:leader-text="."/>
        </style:tab-stops>
      </style:paragraph-properties>
    </style:style>
    <style:style style:name="P63" style:family="paragraph" style:parent-style-name="Contents_20_2">
      <style:paragraph-properties>
        <style:tab-stops>
          <style:tab-stop style:position="16.895cm" style:type="right" style:leader-style="dotted" style:leader-text="."/>
        </style:tab-stops>
      </style:paragraph-properties>
    </style:style>
    <style:style style:name="P64" style:family="paragraph" style:parent-style-name="Contents_20_3">
      <style:paragraph-properties>
        <style:tab-stops>
          <style:tab-stop style:position="16.542cm" style:type="right" style:leader-style="dotted" style:leader-text="."/>
        </style:tab-stops>
      </style:paragraph-properties>
    </style:style>
    <style:style style:name="P65" style:family="paragraph" style:parent-style-name="Tabletext">
      <style:paragraph-properties style:snap-to-layout-grid="false"/>
    </style:style>
    <style:style style:name="P66" style:family="paragraph" style:parent-style-name="Tabletext">
      <style:paragraph-properties style:snap-to-layout-grid="false"/>
      <style:text-properties fo:language="zxx" fo:country="none" style:language-asian="zxx" style:country-asian="none"/>
    </style:style>
    <style:style style:name="P67" style:family="paragraph" style:parent-style-name="Tabletext">
      <style:paragraph-properties fo:margin-top="0cm" fo:margin-bottom="0cm" fo:keep-together="auto"/>
      <style:text-properties fo:language="zxx" fo:country="none" style:language-asian="zxx" style:country-asian="none"/>
    </style:style>
    <style:style style:name="P68" style:family="paragraph" style:parent-style-name="TOC_20_Base">
      <style:paragraph-properties fo:margin-top="0cm" fo:margin-bottom="0cm" fo:line-height="150%" fo:text-align="start" style:justify-single-word="false"/>
    </style:style>
    <style:style style:name="P69" style:family="paragraph" style:parent-style-name="Body">
      <style:text-properties fo:language="zxx" fo:country="none" style:language-asian="zxx" style:country-asian="none"/>
    </style:style>
    <style:style style:name="P70" style:family="paragraph" style:parent-style-name="Style_20_Style_20_Tabletext_20__2b__20_Bold_20_Centered_20__2b__20_Left">
      <style:paragraph-properties style:snap-to-layout-grid="false"/>
      <style:text-properties fo:language="zxx" fo:country="none" style:language-asian="zxx" style:country-asian="none"/>
    </style:style>
    <style:style style:name="P71" style:family="paragraph" style:parent-style-name="Text_20_body" style:list-style-name="WW8Num25">
      <style:paragraph-properties fo:margin-left="0cm" fo:margin-right="0cm" fo:margin-top="0cm" fo:margin-bottom="0.106cm" fo:text-indent="0cm" style:auto-text-indent="false"/>
      <style:text-properties fo:font-size="9pt" fo:language="zxx" fo:country="none" style:font-size-asian="9pt" style:language-asian="zxx" style:country-asian="none" style:font-name-complex="Arial"/>
    </style:style>
    <style:style style:name="P72" style:family="paragraph" style:parent-style-name="Text_20_body" style:list-style-name="WW8Num25">
      <style:paragraph-properties fo:margin-left="0cm" fo:margin-right="0cm" fo:margin-top="0cm" fo:margin-bottom="0.106cm" fo:text-indent="0cm" style:auto-text-indent="false"/>
      <style:text-properties fo:font-size="9pt" fo:language="zxx" fo:country="none" style:font-size-asian="9pt" style:language-asian="zxx" style:country-asian="none" style:font-name-complex="Arial"/>
    </style:style>
    <style:style style:name="P73" style:family="paragraph" style:parent-style-name="Text_20_body" style:list-style-name="WW8Num25">
      <style:paragraph-properties fo:margin-left="0cm" fo:margin-right="0cm" fo:margin-top="0cm" fo:margin-bottom="0.106cm" fo:text-indent="0cm" style:auto-text-indent="false"/>
      <style:text-properties fo:font-size="9pt" fo:language="zxx" fo:country="none" style:font-size-asian="9pt" style:language-asian="zxx" style:country-asian="none" style:font-name-complex="Arial"/>
    </style:style>
    <style:style style:name="P74" style:family="paragraph" style:parent-style-name="Text_20_body" style:list-style-name="WW8Num25">
      <style:paragraph-properties fo:margin-left="0cm" fo:margin-right="0cm" fo:margin-top="0cm" fo:margin-bottom="0.106cm" fo:text-indent="0cm" style:auto-text-indent="false"/>
      <style:text-properties fo:font-size="9pt" fo:language="zxx" fo:country="none" style:font-size-asian="9pt" style:language-asian="zxx" style:country-asian="none" style:font-name-complex="Arial"/>
    </style:style>
    <style:style style:name="P75" style:family="paragraph" style:parent-style-name="Text_20_body" style:list-style-name="WW8Num25">
      <style:paragraph-properties fo:margin-left="0cm" fo:margin-right="0cm" fo:margin-top="0cm" fo:margin-bottom="0.106cm" fo:text-indent="0cm" style:auto-text-indent="false"/>
      <style:text-properties fo:font-size="9pt" fo:language="zxx" fo:country="none" style:font-size-asian="9pt" style:language-asian="zxx" style:country-asian="none" style:font-name-complex="Arial"/>
    </style:style>
    <style:style style:name="P76" style:family="paragraph" style:parent-style-name="Text_20_body" style:list-style-name="L2">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77" style:family="paragraph" style:parent-style-name="Text_20_body" style:list-style-name="L2">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78" style:family="paragraph" style:parent-style-name="Text_20_body" style:list-style-name="L2">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79" style:family="paragraph" style:parent-style-name="Text_20_body" style:list-style-name="L2">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80" style:family="paragraph" style:parent-style-name="Text_20_body" style:list-style-name="L2">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81" style:family="paragraph" style:parent-style-name="Text_20_body" style:list-style-name="L2">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82" style:family="paragraph" style:parent-style-name="Text_20_body" style:list-style-name="L2">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83" style:family="paragraph" style:parent-style-name="Text_20_body" style:list-style-name="L2">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84" style:family="paragraph" style:parent-style-name="Text_20_body" style:list-style-name="L3">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85" style:family="paragraph" style:parent-style-name="Text_20_body" style:list-style-name="L3">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86" style:family="paragraph" style:parent-style-name="Text_20_body" style:list-style-name="L3">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87" style:family="paragraph" style:parent-style-name="Text_20_body" style:list-style-name="L5">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88" style:family="paragraph" style:parent-style-name="Text_20_body" style:list-style-name="L5">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89" style:family="paragraph" style:parent-style-name="Text_20_body" style:list-style-name="L6">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90" style:family="paragraph" style:parent-style-name="Text_20_body" style:list-style-name="L6">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91" style:family="paragraph" style:parent-style-name="Text_20_body" style:list-style-name="L7">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92" style:family="paragraph" style:parent-style-name="Text_20_body" style:list-style-name="L7">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93" style:family="paragraph" style:parent-style-name="Text_20_body" style:list-style-name="L7">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94" style:family="paragraph" style:parent-style-name="Text_20_body" style:list-style-name="L7">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95" style:family="paragraph" style:parent-style-name="Text_20_body" style:list-style-name="L8">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96" style:family="paragraph" style:parent-style-name="Text_20_body" style:list-style-name="L8">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97" style:family="paragraph" style:parent-style-name="Text_20_body" style:list-style-name="L8">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98" style:family="paragraph" style:parent-style-name="Text_20_body" style:list-style-name="L8">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99" style:family="paragraph" style:parent-style-name="Text_20_body" style:list-style-name="L8">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00" style:family="paragraph" style:parent-style-name="Text_20_body" style:list-style-name="L8">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01" style:family="paragraph" style:parent-style-name="Text_20_body" style:list-style-name="L9">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02" style:family="paragraph" style:parent-style-name="Text_20_body" style:list-style-name="L9">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03" style:family="paragraph" style:parent-style-name="Text_20_body" style:list-style-name="L9">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04" style:family="paragraph" style:parent-style-name="Text_20_body" style:list-style-name="L9">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05" style:family="paragraph" style:parent-style-name="Text_20_body" style:list-style-name="L9">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06" style:family="paragraph" style:parent-style-name="Text_20_body" style:list-style-name="L9">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07" style:family="paragraph" style:parent-style-name="Text_20_body" style:list-style-name="L9">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08" style:family="paragraph" style:parent-style-name="Text_20_body" style:list-style-name="L9">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09" style:family="paragraph" style:parent-style-name="Text_20_body">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10" style:family="paragraph" style:parent-style-name="Text_20_body" style:list-style-name="L10">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11" style:family="paragraph" style:parent-style-name="Text_20_body" style:list-style-name="L10">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12" style:family="paragraph" style:parent-style-name="Text_20_body" style:list-style-name="L10">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13" style:family="paragraph" style:parent-style-name="Text_20_body" style:list-style-name="L10">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14" style:family="paragraph" style:parent-style-name="Text_20_body" style:list-style-name="L10">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15" style:family="paragraph" style:parent-style-name="Text_20_body" style:list-style-name="L10">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16" style:family="paragraph" style:parent-style-name="Text_20_body" style:list-style-name="L10">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17" style:family="paragraph" style:parent-style-name="Text_20_body" style:list-style-name="L10">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18"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19"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20"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21"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22"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23"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24"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25"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26"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27"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28"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29"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30"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31"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32"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33"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34"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35"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36"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37"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38"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39" style:family="paragraph" style:parent-style-name="Text_20_body" style:list-style-name="L1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style:font-size-asian="9pt" style:language-asian="zxx" style:country-asian="none" style:font-name-complex="Arial" style:font-size-complex="9pt"/>
    </style:style>
    <style:style style:name="P140" style:family="paragraph" style:parent-style-name="Text_20_body" style:list-style-name="L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141" style:family="paragraph" style:parent-style-name="Text_20_body" style:list-style-name="L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142" style:family="paragraph" style:parent-style-name="Text_20_body" style:list-style-name="L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143" style:family="paragraph" style:parent-style-name="Text_20_body" style:list-style-name="L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144" style:family="paragraph" style:parent-style-name="Text_20_body" style:list-style-name="L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145" style:family="paragraph" style:parent-style-name="Text_20_body" style:list-style-name="L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146" style:family="paragraph" style:parent-style-name="Text_20_body" style:list-style-name="L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147" style:family="paragraph" style:parent-style-name="Text_20_body" style:list-style-name="L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148" style:family="paragraph" style:parent-style-name="Text_20_body" style:list-style-name="L1">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149" style:family="paragraph" style:parent-style-name="Text_20_body" style:list-style-name="L4">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normal" style:font-size-asian="9pt" style:language-asian="zxx" style:country-asian="none" style:font-weight-asian="normal" style:font-name-complex="Arial" style:font-size-complex="9pt" style:font-weight-complex="normal"/>
    </style:style>
    <style:style style:name="P150" style:family="paragraph" style:parent-style-name="Text_20_body">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zxx" fo:country="none" fo:font-weight="bold" style:font-size-asian="9pt" style:language-asian="zxx" style:country-asian="none" style:font-weight-asian="bold" style:font-name-complex="Arial" style:font-size-complex="9pt"/>
    </style:style>
    <style:style style:name="P151" style:family="paragraph" style:parent-style-name="Text_20_body">
      <style:paragraph-properties fo:margin-left="0cm" fo:margin-right="0cm" fo:margin-top="0cm" fo:margin-bottom="0.106cm" fo:text-indent="0cm" style:auto-text-indent="false" style:snap-to-layout-grid="false"/>
      <style:text-properties fo:font-size="9pt" fo:language="zxx" fo:country="none" fo:font-weight="bold" style:font-size-asian="9pt" style:language-asian="zxx" style:country-asian="none" style:font-weight-asian="bold" style:font-name-complex="Arial" style:font-size-complex="9pt"/>
    </style:style>
    <style:style style:name="P152" style:family="paragraph" style:parent-style-name="Text_20_body">
      <style:paragraph-properties fo:margin-left="0cm" fo:margin-right="0cm" fo:margin-top="0cm" fo:margin-bottom="0.106cm" fo:text-indent="0cm" style:auto-text-indent="false" style:snap-to-layout-grid="false">
        <style:tab-stops>
          <style:tab-stop style:position="11.001cm" style:leader-style="dotted" style:leader-text="."/>
        </style:tab-stops>
      </style:paragraph-properties>
      <style:text-properties fo:font-size="9pt" fo:language="en" fo:country="US" style:font-size-asian="9pt" style:language-asian="zxx" style:country-asian="none" style:font-name-complex="Arial" style:font-size-complex="9pt"/>
    </style:style>
    <style:style style:name="P153" style:family="paragraph" style:parent-style-name="Text_20_body" style:list-style-name="WW8Num14">
      <style:paragraph-properties fo:margin-left="0cm" fo:margin-right="0cm" fo:text-indent="0cm" style:auto-text-indent="false"/>
      <style:text-properties fo:language="zxx" fo:country="none" style:language-asian="zxx" style:country-asian="none"/>
    </style:style>
    <style:style style:name="P154" style:family="paragraph" style:parent-style-name="Text_20_body" style:list-style-name="WW8Num14">
      <style:paragraph-properties fo:margin-left="0cm" fo:margin-right="0cm" fo:text-indent="0cm" style:auto-text-indent="false"/>
      <style:text-properties fo:language="zxx" fo:country="none" style:language-asian="zxx" style:country-asian="none"/>
    </style:style>
    <style:style style:name="P155" style:family="paragraph" style:parent-style-name="Text_20_body" style:list-style-name="WW8Num13">
      <style:paragraph-properties fo:margin-left="0cm" fo:margin-right="0cm" fo:text-indent="0cm" style:auto-text-indent="false"/>
      <style:text-properties fo:language="zxx" fo:country="none" style:language-asian="zxx" style:country-asian="none"/>
    </style:style>
    <style:style style:name="P156" style:family="paragraph" style:parent-style-name="Text_20_body" style:list-style-name="WW8Num13">
      <style:paragraph-properties fo:margin-left="0cm" fo:margin-right="0cm" fo:text-indent="0cm" style:auto-text-indent="false"/>
      <style:text-properties fo:language="zxx" fo:country="none" style:language-asian="zxx" style:country-asian="none"/>
    </style:style>
    <style:style style:name="P157" style:family="paragraph" style:parent-style-name="Text_20_body" style:list-style-name="WW8Num13">
      <style:paragraph-properties fo:margin-left="0cm" fo:margin-right="0cm" fo:text-indent="0cm" style:auto-text-indent="false"/>
      <style:text-properties fo:language="zxx" fo:country="none" style:language-asian="zxx" style:country-asian="none"/>
    </style:style>
    <style:style style:name="P158" style:family="paragraph" style:parent-style-name="Text_20_body" style:list-style-name="WW8Num13">
      <style:paragraph-properties fo:margin-left="0cm" fo:margin-right="0cm" fo:text-indent="0cm" style:auto-text-indent="false"/>
      <style:text-properties fo:language="zxx" fo:country="none" style:language-asian="zxx" style:country-asian="none"/>
    </style:style>
    <style:style style:name="P159" style:family="paragraph" style:parent-style-name="Text_20_body" style:list-style-name="WW8Num13">
      <style:paragraph-properties fo:margin-left="0cm" fo:margin-right="0cm" fo:text-indent="0cm" style:auto-text-indent="false"/>
      <style:text-properties fo:language="zxx" fo:country="none" style:language-asian="zxx" style:country-asian="none"/>
    </style:style>
    <style:style style:name="P160" style:family="paragraph" style:parent-style-name="Text_20_body" style:list-style-name="WW8Num12">
      <style:paragraph-properties fo:margin-left="-0.318cm" fo:margin-right="0cm" fo:text-indent="0cm" style:auto-text-indent="false"/>
      <style:text-properties style:language-asian="ja" style:country-asian="JP"/>
    </style:style>
    <style:style style:name="P161" style:family="paragraph" style:parent-style-name="Text_20_body" style:list-style-name="WW8Num12">
      <style:paragraph-properties fo:margin-left="-0.318cm" fo:margin-right="0cm" fo:text-indent="0cm" style:auto-text-indent="false"/>
      <style:text-properties style:language-asian="ja" style:country-asian="JP"/>
    </style:style>
    <style:style style:name="P162" style:family="paragraph" style:parent-style-name="Text_20_body" style:list-style-name="WW8Num12">
      <style:paragraph-properties fo:margin-left="-0.318cm" fo:margin-right="0cm" fo:text-indent="0cm" style:auto-text-indent="false"/>
      <style:text-properties style:language-asian="ja" style:country-asian="JP"/>
    </style:style>
    <style:style style:name="P163" style:family="paragraph" style:parent-style-name="Text_20_body" style:list-style-name="WW8Num12">
      <style:paragraph-properties fo:margin-left="-0.318cm" fo:margin-right="0cm" fo:text-indent="0cm" style:auto-text-indent="false"/>
      <style:text-properties style:language-asian="ja" style:country-asian="JP"/>
    </style:style>
    <style:style style:name="P164" style:family="paragraph" style:parent-style-name="Text_20_body" style:list-style-name="WW8Num15">
      <style:paragraph-properties fo:margin-left="2.54cm" fo:margin-right="0cm" fo:text-indent="0cm" style:auto-text-indent="false">
        <style:tab-stops>
          <style:tab-stop style:position="0.635cm"/>
        </style:tab-stops>
      </style:paragraph-properties>
      <style:text-properties fo:language="zxx" fo:country="none" style:language-asian="zxx" style:country-asian="none"/>
    </style:style>
    <style:style style:name="P165" style:family="paragraph" style:parent-style-name="Text_20_body" style:list-style-name="WW8Num29">
      <style:paragraph-properties fo:margin-left="-1.27cm" fo:margin-right="0cm" fo:text-indent="0cm" style:auto-text-indent="false">
        <style:tab-stops>
          <style:tab-stop style:position="3.175cm"/>
        </style:tab-stops>
      </style:paragraph-properties>
      <style:text-properties fo:language="zxx" fo:country="none" style:language-asian="zxx" style:country-asian="none"/>
    </style:style>
    <style:style style:name="P166" style:family="paragraph" style:parent-style-name="Text_20_body" style:master-page-name="Convert_20_2">
      <style:paragraph-properties style:page-number="auto"/>
      <style:text-properties fo:language="zxx" fo:country="none" style:language-asian="zxx" style:country-asian="none"/>
    </style:style>
    <style:style style:name="P167" style:family="paragraph" style:parent-style-name="Title" style:master-page-name="Convert_20_1">
      <style:paragraph-properties style:page-number="2"/>
      <style:text-properties fo:language="zxx" fo:country="none" style:language-asian="zxx" style:country-asian="none"/>
    </style:style>
    <style:style style:name="T1" style:family="text">
      <style:text-properties fo:text-transform="uppercase" style:font-name="Arial Black" fo:font-size="8pt" fo:language="en" fo:country="US" style:font-size-asian="8pt" style:language-asian="zxx" style:country-asian="none" style:font-name-complex="Arial" style:font-size-complex="8pt" style:font-weight-complex="bold"/>
    </style:style>
    <style:style style:name="T2" style:family="text">
      <style:text-properties fo:font-size="7pt" style:font-size-asian="7pt" style:font-name-complex="Arial" style:font-size-complex="7pt"/>
    </style:style>
    <style:style style:name="T3" style:family="text">
      <style:text-properties fo:font-size="8pt" style:font-size-asian="8pt" style:font-name-complex="Arial"/>
    </style:style>
    <style:style style:name="T4" style:family="text">
      <style:text-properties fo:font-size="8pt" fo:language="zxx" fo:country="none" style:font-size-asian="8pt" style:language-asian="zxx" style:country-asian="none" style:font-name-complex="Arial" style:font-size-complex="8pt"/>
    </style:style>
    <style:style style:name="T5" style:family="text">
      <style:text-properties fo:font-size="9pt" fo:language="zxx" fo:country="none" style:font-size-asian="9pt" style:language-asian="zxx" style:country-asian="none" style:font-name-complex="Arial"/>
    </style:style>
    <style:style style:name="T6" style:family="text">
      <style:text-properties fo:font-size="9pt" fo:language="zxx" fo:country="none" style:font-size-asian="9pt" style:language-asian="zxx" style:country-asian="none" style:font-name-complex="Arial" style:font-size-complex="9pt"/>
    </style:style>
    <style:style style:name="T7" style:family="text">
      <style:text-properties fo:font-size="9pt" fo:language="en" fo:country="US" style:font-size-asian="9pt" style:language-asian="zxx" style:country-asian="none" style:font-name-complex="Arial" style:font-size-complex="9pt"/>
    </style:style>
    <style:style style:name="T8" style:family="text">
      <style:text-properties fo:language="zxx" fo:country="none" style:language-asian="zxx" style:country-asian="none"/>
    </style:style>
    <style:style style:name="T9" style:family="text">
      <style:text-properties fo:language="zxx" fo:country="none" style:language-asian="zxx" style:country-asian="none" style:font-size-complex="9pt"/>
    </style:style>
    <style:style style:name="T10" style:family="text">
      <style:text-properties fo:language="zxx" fo:country="none" fo:font-weight="bold" style:language-asian="zxx" style:country-asian="none" style:font-weight-asian="bold"/>
    </style:style>
    <style:style style:name="T11" style:family="text">
      <style:text-properties fo:language="en" fo:country="US"/>
    </style:style>
    <style:style style:name="T12" style:family="text">
      <style:text-properties fo:language="en" fo:country="US" style:language-asian="zxx" style:country-asian="none"/>
    </style:style>
    <style:style style:name="T13" style:family="text">
      <style:text-properties fo:color="#ffffff" style:font-name="Arial Black" fo:font-size="18pt" fo:language="zxx" fo:country="none" style:font-size-asian="18pt" style:language-asian="zxx" style:country-asian="none" style:font-size-complex="18pt" style:font-weight-complex="bold"/>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language="en" fo:country="US" style:font-size-asian="12pt" style:font-size-complex="12pt"/>
    </style:style>
    <style:style style:name="T16" style:family="text">
      <style:text-properties style:language-asian="ja" style:country-asian="JP"/>
    </style:style>
    <style:style style:name="T17" style:family="text"/>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9 сентября 2007 г." text:name="LastModDate"/>
      </text:user-field-decls>
      <table:table table:name="Table1" table:style-name="Table1">
        <table:table-column table:style-name="Table1.A"/>
        <table:table-row table:style-name="Table1.1">
          <table:table-cell table:style-name="Table1.A1" office:value-type="string">
            <text:p text:style-name="P25">Комплекс программ технического обслуживания автоколонны</text:p>
          </table:table-cell>
        </table:table-row>
        <table:table-row table:style-name="Table1.2">
          <table:table-cell table:style-name="Table1.A2" office:value-type="string">
            <text:p text:style-name="P24"><text:span text:style-name="T13"><text:title>Программа и методика приемочных испытаний</text:title></text:span><text:span text:style-name="T13"> <text:s/></text:span></text:p>
          </table:table-cell>
        </table:table-row>
        <table:table-row table:style-name="Table1.3">
          <table:table-cell table:style-name="Table1.A3" office:value-type="string">
            <text:p text:style-name="P13"><text:span text:style-name="T4">Версия 1</text:span><text:span text:style-name="T4">.0</text:span></text:p>
            <text:p text:style-name="P12">07 марта 2008 года</text:p>
          </table:table-cell>
        </table:table-row>
      </table:table>
      <text:p text:style-name="P26"/>
      <text:p text:style-name="P67"/>
      <text:p text:style-name="P167">Лист согласования</text:p>
      <text:p text:style-name="P14"/>
      <table:table table:name="Table2" table:style-name="Table2">
        <table:table-column table:style-name="Table2.A"/>
        <table:table-column table:style-name="Table2.B"/>
        <table:table-column table:style-name="Table2.C"/>
        <table:table-row table:style-name="Table2.1">
          <table:table-cell>
            <table:table table:is-sub-table="true">
              <table:table-column table:style-name="Table2.A"/>
              <table:table-row table:style-name="Table2.A1.1">
                <table:table-cell table:style-name="Table2.A1.1.1" office:value-type="string">
                  <text:p text:style-name="P17">Согласовано</text:p>
                </table:table-cell>
              </table:table-row>
              <table:table-row table:style-name="Table2.A1.2">
                <table:table-cell table:style-name="Table2.A1.1.1" office:value-type="string">
                  <text:p text:style-name="P20">­­­­<text:bookmark-start text:name="OLE_LINK1"/><text:bookmark-start text:name="OLE_LINK2"/>___________________________________ <text:s text:c="2"/></text:p>
                  <text:p text:style-name="P19">­­­­___________________________________ <text:s text:c="2"/></text:p>
                  <text:p text:style-name="P19">___________________________________ <text:s text:c="2"/></text:p>
                  <text:p text:style-name="P19">___________________________________ <text:s text:c="2"/></text:p>
                  <text:p text:style-name="P18">“___<text:span text:style-name="T11">__</text:span>”__________<text:span text:style-name="T11">________</text:span> 200<text:span text:style-name="T11">7</text:span> г.<text:bookmark-end text:name="OLE_LINK1"/><text:bookmark-end text:name="OLE_LINK2"/></text:p>
                </table:table-cell>
              </table:table-row>
              <table:table-row table:style-name="Table2.A1.3">
                <table:table-cell table:style-name="Table2.A1.1.1" office:value-type="string">
                  <text:p text:style-name="P20"/>
                </table:table-cell>
              </table:table-row>
            </table:table>
          </table:table-cell>
          <table:table-cell table:style-name="Table2.A1.1.1" office:value-type="string">
            <text:p text:style-name="P17"/>
          </table:table-cell>
          <table:table-cell>
            <table:table table:is-sub-table="true">
              <table:table-column table:style-name="Table2.C"/>
              <table:table-row table:style-name="Table2.A1.1">
                <table:table-cell table:style-name="Table2.A1.1.1" office:value-type="string">
                  <text:p text:style-name="P17">Согласовано</text:p>
                </table:table-cell>
              </table:table-row>
              <table:table-row table:style-name="Table2.A1.2">
                <table:table-cell table:style-name="Table2.A1.1.1" office:value-type="string">
                  <text:p text:style-name="P21">Генеральный директор ООО «Лидер - 1»</text:p>
                  <text:p text:style-name="P19">____________________ М.А. Клинов</text:p>
                  <text:p text:style-name="P68"><text:span text:style-name="T14">“___</text:span><text:span text:style-name="T15">__</text:span><text:span text:style-name="T14">”__________</text:span><text:span text:style-name="T15">_________</text:span><text:span text:style-name="T14">200</text:span><text:span text:style-name="T15">8</text:span><text:span text:style-name="T14"> г.</text:span></text:p>
                </table:table-cell>
              </table:table-row>
              <table:table-row table:style-name="Table2.A1.3">
                <table:table-cell table:style-name="Table2.A1.1.1" office:value-type="string">
                  <text:p text:style-name="P21"/>
                  <text:p text:style-name="P18">Генеральный директор ООО «А — СТО»</text:p>
                  <text:p text:style-name="P19">____________________ Л.В. Прохорова</text:p>
                  <text:p text:style-name="P68"><text:span text:style-name="T14"><text:s text:c="7"/>“___</text:span><text:span text:style-name="T15">__</text:span><text:span text:style-name="T14">”__________</text:span><text:span text:style-name="T15">_________</text:span><text:span text:style-name="T14">200</text:span><text:span text:style-name="T15">8</text:span><text:span text:style-name="T14"> г.</text:span></text:p>
                </table:table-cell>
              </table:table-row>
            </table:table>
          </table:table-cell>
        </table:table-row>
        <table:table-row table:style-name="Table2.2">
          <table:table-cell table:style-name="Table2.A1.1.1" office:value-type="string">
            <text:p text:style-name="P22"/>
          </table:table-cell>
          <table:table-cell table:style-name="Table2.A1.1.1" office:value-type="string">
            <text:p text:style-name="P16"/>
          </table:table-cell>
          <table:table-cell table:style-name="Table2.A1.1.1" office:value-type="string">
            <text:p text:style-name="P21"/>
            <text:p text:style-name="P18"/>
            <text:p text:style-name="P15"/>
          </table:table-cell>
        </table:table-row>
      </table:table>
      <text:p text:style-name="P29">История изменений</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0">Дата</text:p>
          </table:table-cell>
          <table:table-cell table:style-name="Table3.A1" office:value-type="string">
            <text:p text:style-name="P70">Версия</text:p>
          </table:table-cell>
          <table:table-cell table:style-name="Table3.A1" office:value-type="string">
            <text:p text:style-name="P70">Описание</text:p>
          </table:table-cell>
          <table:table-cell table:style-name="Table3.D1" office:value-type="string">
            <text:p text:style-name="P70">Автор</text:p>
          </table:table-cell>
        </table:table-row>
        <table:table-row table:style-name="Table3.1">
          <table:table-cell table:style-name="Table3.A2" office:value-type="string">
            <text:p text:style-name="P65"><text:span text:style-name="T12">07</text:span><text:span text:style-name="T8">.0</text:span><text:span text:style-name="T12">3</text:span><text:span text:style-name="T8">.200</text:span><text:span text:style-name="T12">7</text:span></text:p>
          </table:table-cell>
          <table:table-cell table:style-name="Table3.A2" office:value-type="string">
            <text:p text:style-name="P66">1.0</text:p>
          </table:table-cell>
          <table:table-cell table:style-name="Table3.A2" office:value-type="string">
            <text:p text:style-name="P66">Создание документа </text:p>
          </table:table-cell>
          <table:table-cell table:style-name="Table3.D2" office:value-type="string">
            <text:p text:style-name="P66">Лаврентьев Валерий</text:p>
          </table:table-cell>
        </table:table-row>
        <table:table-row table:style-name="Table3.1">
          <table:table-cell table:style-name="Table3.A2" office:value-type="string">
            <text:p text:style-name="P66"/>
          </table:table-cell>
          <table:table-cell table:style-name="Table3.A2" office:value-type="string">
            <text:p text:style-name="P66"/>
          </table:table-cell>
          <table:table-cell table:style-name="Table3.A2" office:value-type="string">
            <text:p text:style-name="P66"/>
          </table:table-cell>
          <table:table-cell table:style-name="Table3.D2" office:value-type="string">
            <text:p text:style-name="P66"/>
          </table:table-cell>
        </table:table-row>
        <table:table-row table:style-name="Table3.1">
          <table:table-cell table:style-name="Table3.A2" office:value-type="string">
            <text:p text:style-name="P66"/>
          </table:table-cell>
          <table:table-cell table:style-name="Table3.A2" office:value-type="string">
            <text:p text:style-name="P66"/>
          </table:table-cell>
          <table:table-cell table:style-name="Table3.A2" office:value-type="string">
            <text:p text:style-name="P66"/>
          </table:table-cell>
          <table:table-cell table:style-name="Table3.D2" office:value-type="string">
            <text:p text:style-name="P66"/>
          </table:table-cell>
        </table:table-row>
      </table:table>
      <text:p text:style-name="P27"/>
      <text:p text:style-name="P61"><text:s/>Содержание</text:p>
      <text:table-of-content text:style-name="Sect1" text:name="Table of Contents1">
        <text:table-of-content-source text:outline-level="3" text:use-index-marks="false">
          <text:index-title-template text:style-name="Contents_5f_5f_5f_5f_5f_5f_5f_20_5f_5f_5f_5f_5f_5f_5f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2">1. Введение<text:tab/>5</text:p>
          <text:p text:style-name="P63">1.1 Цель<text:tab/>5</text:p>
          <text:p text:style-name="P63">1.2 Область<text:tab/>5</text:p>
          <text:p text:style-name="P63">1.3 Ссылки<text:tab/>5</text:p>
          <text:p text:style-name="P64">1.3.1 Основополагающие документы<text:tab/>5</text:p>
          <text:p text:style-name="P62">2. Методика проведения предварительных и приемочных испытаний Системы<text:tab/>5</text:p>
          <text:p text:style-name="P63">2.1 Цель ИСПЫТАНИЙ<text:tab/>5</text:p>
          <text:p text:style-name="P63">2.2 Описание методики предварительных испытаний<text:tab/>5</text:p>
          <text:p text:style-name="P63">2.3 Описание методики приемочных испытаний<text:tab/>6</text:p>
          <text:p text:style-name="P64">2.3.1 Методика приемочных испытаний в части проверки исправленных дефектов<text:tab/>6</text:p>
          <text:p text:style-name="P62">3. Общий порядок проведения предварительных и приемочных испытаний Системы<text:tab/>6</text:p>
          <text:p text:style-name="P63">3.1 Контроль над порядком проведения испытаний<text:tab/>6</text:p>
          <text:p text:style-name="P64">3.1.1 Предложения по использованию дополнительных сценариев проверки<text:tab/>6</text:p>
          <text:p text:style-name="P64">3.1.2 Выполнение дополнительных сценариев проверки во время испытаний<text:tab/>7</text:p>
          <text:p text:style-name="P63">3.2 Объем предварительных и приемочных испытаний<text:tab/>7</text:p>
          <text:p text:style-name="P63">3.3 Критерии прохождения Системой предварительных и приемочных испытаний<text:tab/>7</text:p>
          <text:p text:style-name="P63">3.4 Перечень документов<text:tab/>8</text:p>
          <text:p text:style-name="P62">4. Условия для проведения испытаний<text:tab/>8</text:p>
          <text:p text:style-name="P63">4.1 Сроки и расписание <text:tab/>8</text:p>
          <text:p text:style-name="P64">4.1.1 Предварительные испытания<text:tab/>8</text:p>
          <text:p text:style-name="P64">4.1.2 Приемочные испытания<text:tab/>8</text:p>
          <text:p text:style-name="P63">4.2 Место проведения предварительных и приемочных испытаний<text:tab/>8</text:p>
          <text:p text:style-name="P63">4.3 Ответственные лица<text:tab/>8</text:p>
          <text:p text:style-name="P64">4.3.1 Организации, принимающие участие в испытаниях<text:tab/>8</text:p>
          <text:p text:style-name="P64">4.3.2 Список участников<text:tab/>8</text:p>
          <text:p text:style-name="P62">5. Описание Сценариев предварительных и приемочных испытаний<text:tab/>9</text:p>
          <text:p text:style-name="P63">5.1 Общее описание<text:tab/>9</text:p>
          <text:p text:style-name="P63">5.2 Список сценариев ПРЕДВАРИТЕЛЬНЫХ ИСПЫТАНИЙ<text:tab/>9</text:p>
          <text:p text:style-name="P62">6. Сценарии предварительных испытаний<text:tab/>10</text:p>
        </text:index-body>
      </text:table-of-content>
      <text:p text:style-name="P28"/>
      <text:list text:style-name="Outline">
        <text:list-item>
          <text:h text:style-name="P57" text:outline-level="1"><text:bookmark-start text:name="_Ref529029274"/><text:bookmark-start text:name="_Ref529029283"/><text:bookmark-start text:name="_Ref529029284"/><text:bookmark-start text:name="_Ref529029502"/><text:bookmark-start text:name="_Ref529029514"/><text:bookmark-start text:name="_Ref529029515"/><text:bookmark-start text:name="_Ref529029613"/><text:bookmark-start text:name="_Ref529029614"/><text:bookmark-start text:name="_Ref529029615"/><text:bookmark-start text:name="_Ref529030148"/><text:bookmark-start text:name="_Ref529030149"/><text:bookmark-start text:name="_Ref529030150"/><text:bookmark-start text:name="_Ref529030366"/><text:bookmark-start text:name="_Ref529030367"/><text:bookmark-start text:name="_Ref529030368"/><text:bookmark-start text:name="_Ref529030382"/><text:bookmark-start text:name="_Ref529030383"/><text:bookmark-start text:name="_Ref529030384"/><text:bookmark-start text:name="_Ref529030427"/><text:bookmark-start text:name="_Ref529030428"/><text:bookmark-start text:name="_Ref529030429"/>Введение<text:bookmark-end text:name="_Ref529029274"/><text:bookmark-end text:name="_Ref529029283"/><text:bookmark-end text:name="_Ref529029284"/><text:bookmark-end text:name="_Ref529029502"/><text:bookmark-end text:name="_Ref529029514"/><text:bookmark-end text:name="_Ref529029515"/><text:bookmark-end text:name="_Ref529029613"/><text:bookmark-end text:name="_Ref529029614"/><text:bookmark-end text:name="_Ref529029615"/><text:bookmark-end text:name="_Ref529030148"/><text:bookmark-end text:name="_Ref529030149"/><text:bookmark-end text:name="_Ref529030150"/><text:bookmark-end text:name="_Ref529030366"/><text:bookmark-end text:name="_Ref529030367"/><text:bookmark-end text:name="_Ref529030368"/><text:bookmark-end text:name="_Ref529030382"/><text:bookmark-end text:name="_Ref529030383"/><text:bookmark-end text:name="_Ref529030384"/><text:bookmark-end text:name="_Ref529030427"/><text:bookmark-end text:name="_Ref529030428"/><text:bookmark-end text:name="_Ref529030429"/></text:h>
          <text:list>
            <text:list-item>
              <text:h text:style-name="P58" text:outline-level="2"><text:bookmark-start text:name="_Ref529029285"/><text:bookmark-start text:name="_Ref529029286"/><text:bookmark-start text:name="_Ref529029287"/><text:bookmark-start text:name="_Ref529029516"/><text:bookmark-start text:name="_Ref529029517"/><text:bookmark-start text:name="_Ref529029518"/><text:bookmark-start text:name="_Ref529029870"/><text:bookmark-start text:name="_Ref529029871"/><text:bookmark-start text:name="_Ref529029872"/><text:bookmark-start text:name="_Ref529030385"/><text:bookmark-start text:name="_Ref529030386"/><text:bookmark-start text:name="_Ref529030387"/><text:bookmark-start text:name="_Ref529030430"/><text:bookmark-start text:name="_Ref529030431"/><text:bookmark-start text:name="_Ref529030432"/>Цель<text:bookmark-end text:name="_Ref529029285"/><text:bookmark-end text:name="_Ref529029286"/><text:bookmark-end text:name="_Ref529029287"/><text:bookmark-end text:name="_Ref529029516"/><text:bookmark-end text:name="_Ref529029517"/><text:bookmark-end text:name="_Ref529029518"/><text:bookmark-end text:name="_Ref529029870"/><text:bookmark-end text:name="_Ref529029871"/><text:bookmark-end text:name="_Ref529029872"/><text:bookmark-end text:name="_Ref529030385"/><text:bookmark-end text:name="_Ref529030386"/><text:bookmark-end text:name="_Ref529030387"/><text:bookmark-end text:name="_Ref529030430"/><text:bookmark-end text:name="_Ref529030431"/><text:bookmark-end text:name="_Ref529030432"/></text:h>
            </text:list-item>
          </text:list>
        </text:list-item>
      </text:list>
      <text:p text:style-name="P34"><text:span text:style-name="T5">Нижеследующий документ описывает программу и методику предварительных и приемочных испытаний по разработке Программы для компании ООО </text:span><text:span text:style-name="T7">“Ангел - НСА”</text:span><text:span text:style-name="T5">. Документ содействует достижению следующих целей:</text:span></text:p>
      <text:list text:style-name="WW8Num25">
        <text:list-item>
          <text:p text:style-name="P71">Идентифицировать порядок проведения предварительных и приемочных испытаний разрабатываемой системы</text:p>
        </text:list-item>
        <text:list-item>
          <text:p text:style-name="P71">Идентифицировать объем предварительных испытаний</text:p>
        </text:list-item>
        <text:list-item>
          <text:p text:style-name="P71">Идентифицировать объем приемочных испытаний</text:p>
        </text:list-item>
        <text:list-item>
          <text:p text:style-name="P71">Определить требуемые ресурсы и перечислить начальные условия для проведения сдачи-приемки</text:p>
        </text:list-item>
        <text:list-item>
          <text:p text:style-name="P71">Привести полный сценарий действий для проведения предварительных и приемочных испытаний.</text:p>
        </text:list-item>
      </text:list>
      <text:p text:style-name="P48"/>
      <text:list text:style-name="Outline" text:continue-numbering="true">
        <text:list-item>
          <text:list text:continue-numbering="true">
            <text:list-item>
              <text:h text:style-name="P58" text:outline-level="2"><text:bookmark-start text:name="_Ref529029288"/><text:bookmark-start text:name="_Ref529029289"/><text:bookmark-start text:name="_Ref529029290"/><text:bookmark-start text:name="_Ref529029519"/><text:bookmark-start text:name="_Ref529029520"/><text:bookmark-start text:name="_Ref529029521"/><text:bookmark-start text:name="_Ref529029873"/><text:bookmark-start text:name="_Ref529029874"/><text:bookmark-start text:name="_Ref529029875"/><text:bookmark-start text:name="_Ref529030388"/><text:bookmark-start text:name="_Ref529030389"/><text:bookmark-start text:name="_Ref529030390"/><text:bookmark-start text:name="_Ref529030433"/><text:bookmark-start text:name="_Ref529030434"/><text:bookmark-start text:name="_Ref529030435"/>Область<text:bookmark-end text:name="_Ref529029288"/><text:bookmark-end text:name="_Ref529029289"/><text:bookmark-end text:name="_Ref529029290"/><text:bookmark-end text:name="_Ref529029519"/><text:bookmark-end text:name="_Ref529029520"/><text:bookmark-end text:name="_Ref529029521"/><text:bookmark-end text:name="_Ref529029873"/><text:bookmark-end text:name="_Ref529029874"/><text:bookmark-end text:name="_Ref529029875"/><text:bookmark-end text:name="_Ref529030388"/><text:bookmark-end text:name="_Ref529030389"/><text:bookmark-end text:name="_Ref529030390"/><text:bookmark-end text:name="_Ref529030433"/><text:bookmark-end text:name="_Ref529030434"/><text:bookmark-end text:name="_Ref529030435"/></text:h>
            </text:list-item>
          </text:list>
        </text:list-item>
      </text:list>
      <text:p text:style-name="P52"><text:span text:style-name="T6">Работа по реализации Программы </text:span><text:span text:style-name="T5">состоит из выполнения требований, однозначно описанных в документе «Техническое задание н</text:span><text:span text:style-name="T6">а разработку программы ведения путевых листов и расчета основных эксплуатационных характеристик автоколонны группы компаний <text:s/>”Ангел”</text:span> от 08.02.2008г.»</text:p>
      <text:p text:style-name="P35"/>
      <text:list text:style-name="Outline" text:continue-numbering="true">
        <text:list-item>
          <text:list text:continue-numbering="true">
            <text:list-item>
              <text:h text:style-name="P47" text:outline-level="2"><text:bookmark-start text:name="_Ref64195577"/><text:bookmark-start text:name="_Ref64195598"/><text:bookmark-start text:name="_Ref64195603"/>Ссылки<text:bookmark-end text:name="_Ref64195577"/><text:bookmark-end text:name="_Ref64195598"/><text:bookmark-end text:name="_Ref64195603"/></text:h>
              <text:list>
                <text:list-item>
                  <text:h text:style-name="P59" text:outline-level="3"><text:bookmark-start text:name="_Ref46743400"/>Основополагающие документы</text:h>
                </text:list-item>
              </text:list>
            </text:list-item>
          </text:list>
        </text:list-item>
      </text:list>
      <text:p text:style-name="P53">Документ был подготовлен на основании следующих документов:</text:p>
      <text:p text:style-name="P37">Ангел-ТО-ТЗ.odt<text:tab/>Техническое задание на разработку Программы</text:p>
      <text:p text:style-name="P36"/>
      <text:p text:style-name="P38"/>
      <text:list text:style-name="Outline" text:continue-numbering="true">
        <text:list-item>
          <text:h text:style-name="Heading_20_1" text:outline-level="1"><text:bookmark-start text:name="_Ref99262640"/><text:bookmark-start text:name="_Ref99262653"/><text:bookmark-start text:name="_Ref99262661"/><text:bookmark-start text:name="_Ref99262683"/><text:span text:style-name="T9">Методика</text:span><text:span text:style-name="T8"> проведения предварительных и приемочных испытаний </text:span><text:bookmark-end text:name="_Ref99262640"/><text:bookmark-end text:name="_Ref99262653"/><text:bookmark-end text:name="_Ref99262661"/><text:bookmark-end text:name="_Ref99262683"/><text:span text:style-name="T8">ПРОГРАММЫ</text:span></text:h>
          <text:list>
            <text:list-item>
              <text:h text:style-name="P58" text:outline-level="2">Цель ИСПЫТАНИЙ</text:h>
            </text:list-item>
          </text:list>
        </text:list-item>
      </text:list>
      <text:p text:style-name="P52"><text:span text:style-name="T8">Целью приемочных испытаний Программы</text:span><text:span text:style-name="T5"> <text:s/></text:span><text:span text:style-name="T8">является проверка соответствия Программы</text:span><text:span text:style-name="T5"> </text:span><text:span text:style-name="T8">требованиям Заказчика, изложенным в документе </text:span><text:span text:style-name="T6">Ангел-ТО-ТЗ.odt</text:span> <text:span text:style-name="T8"><text:s/>(см. раздел </text:span><text:span text:style-name="T10"><text:bookmark-ref text:reference-format="chapter" text:ref-name="_Ref64195598">1.3</text:bookmark-ref></text:span><text:span text:style-name="T10"> </text:span><text:span text:style-name="T10"><text:bookmark-ref text:reference-format="text" text:ref-name="_Ref64195603">Ссылки</text:bookmark-ref></text:span><text:span text:style-name="T8">), а также на предмет готовности Программы к передаче в постоянную эксплуатацию. </text:span></text:p>
      <text:p text:style-name="P54"><text:span text:style-name="T8">Целью предварительных испытаний Программы</text:span><text:span text:style-name="T5"> </text:span><text:span text:style-name="T8">является определение готовности Программы</text:span><text:span text:style-name="T5"> </text:span><text:span text:style-name="T8">к опытной эксплуатации.</text:span></text:p>
      <text:list text:style-name="Outline" text:continue-numbering="true">
        <text:list-item>
          <text:list text:continue-numbering="true">
            <text:list-item>
              <text:h text:style-name="P58" text:outline-level="2">Описание методики предварительных испытаний</text:h>
            </text:list-item>
          </text:list>
        </text:list-item>
      </text:list>
      <text:p text:style-name="P54"><text:span text:style-name="T8">Целью предварительных испытаний Программы</text:span><text:span text:style-name="T5"> </text:span><text:span text:style-name="T8">является определение готовности Программы</text:span><text:span text:style-name="T5"> </text:span><text:span text:style-name="T8"><text:s/>к опытной эксплуатации. Для этого демонстрируется работа всех требуемых функций Программы согласно настоящему плану. План составляется таким образом, чтобы были продемонстрированы все функции Программы, перечисленные в Техническом задании.</text:span></text:p>
      <text:p text:style-name="P55">План не покрывает так называемые «ошибочные сценарии» (sad-path scenarios), то есть действия пользователя, однозначно ведущие к некорректной работе Программы, а также восстановление Программы после сбоев (fault recovery functions). Данное условие обусловлено тем, что поведение Программы в подобных ситуациях определяется качеством разработки Программы, что проверяется Заказчиком на этапе опытной эксплуатации. Предварительные и приемочные испытания же направлены на проверку соответствия Программы на полную реализацию заявленных требований и отсутствия очевидных сбоев в режиме выполнения основных сценариев работы Программы.</text:p>
      <text:p text:style-name="P54"><text:soft-page-break/><text:span text:style-name="T8">Разработчик демонстрирует работу Программы Заказчику путем проведения действий описанных в </text:span><text:span text:style-name="T10">Разделе </text:span><text:span text:style-name="T10"><text:bookmark-ref text:reference-format="chapter" text:ref-name="_Ref46808363">6</text:bookmark-ref></text:span><text:span text:style-name="T10"> </text:span><text:span text:style-name="T8">настоящего документа. Пользователь Программы производит действия, описанные в сценариях, и проверяется соответствие фактической реакции Программы с ожидаемой реакцией, также описанной в сценариях. Расхождение фактической реакции Программы с ожидаемой считается дефектом программы, который документируется в Протоколе приемочных испытаний и должен быть исправлен Разработчиком.</text:span></text:p>
      <text:p text:style-name="P55">Настоящий план предварительных и приемочных испытаний подготавливается Разработчиком Программы, и согласовывается с Заказчиком до момента приемки Программы.</text:p>
      <text:list text:style-name="Outline" text:continue-numbering="true">
        <text:list-item>
          <text:list text:continue-numbering="true">
            <text:list-item>
              <text:h text:style-name="P58" text:outline-level="2">Описание методики приемочных испытаний</text:h>
            </text:list-item>
          </text:list>
        </text:list-item>
      </text:list>
      <text:p text:style-name="P50">Приемочные испытания полностью повторяют предварительные. Также добавляется проверка исправления дефектов, обнаруженных на этапе опытной эксплуатации Программы.</text:p>
      <text:list text:style-name="Outline" text:continue-numbering="true">
        <text:list-item>
          <text:list text:continue-numbering="true">
            <text:list-item>
              <text:list text:continue-numbering="true">
                <text:list-item>
                  <text:h text:style-name="P59" text:outline-level="3">Методика приемочных испытаний в части проверки исправленных дефектов</text:h>
                </text:list-item>
              </text:list>
            </text:list-item>
          </text:list>
        </text:list-item>
      </text:list>
      <text:p text:style-name="P50">Проверка исправления дефектов, обнаруженных на этапе опытной эксплуатации, производится путем повторения действий, приводящих к ошибке. Представители Заказчика совместно с представителями Разработчика повторяют действия, приводящие к ошибке согласно списку обнаруженных ошибок. По результатам этих действий, исправленные дефекты вычеркиваются из списка, а дефекты, которые не исправлены, либо исправлены не полностью / неверно добавляются в список дефектов, обнаруженных на этапе приемочных испытаний. </text:p>
      <text:list text:style-name="Outline" text:continue-numbering="true">
        <text:list-item>
          <text:h text:style-name="P57" text:outline-level="1">Общий порядок проведения предварительных и приемочных испытаний Системы</text:h>
        </text:list-item>
      </text:list>
      <text:p text:style-name="P49"><text:span text:style-name="T8">Предварительные и приемочные испытания проводятся на оборудовании Заказчика на его территории. Даты и сроки проведения предварительных и приемочных испытаний согласовываются Заказчиком и Разработчиком, и указываются в Разделе </text:span><text:span text:style-name="T10"><text:bookmark-ref text:reference-format="chapter" text:ref-name="_Ref99262523">4.1</text:bookmark-ref></text:span><text:span text:style-name="T8"> </text:span><text:span text:style-name="T8"><text:bookmark-ref text:reference-format="text" text:ref-name="_Ref99262574">Сроки и расписание</text:bookmark-ref></text:span><text:span text:style-name="T8"> настоящего документа.</text:span></text:p>
      <text:p text:style-name="P49"><text:span text:style-name="T8">Среды, в которых проводятся Испытания, приводятся в соответствие с заданными начальными условиями, описанными в настоящем документе в </text:span><text:span text:style-name="T10">Разделе</text:span><text:span text:style-name="T8"> </text:span><text:span text:style-name="T10"><text:bookmark-ref text:reference-format="chapter" text:ref-name="_Ref99262617">4</text:bookmark-ref></text:span><text:span text:style-name="T8">.</text:span></text:p>
      <text:p text:style-name="P49"><text:span text:style-name="T8">Разработчик демонстрирует работу Программы согласно </text:span><text:span text:style-name="T10">Разделу </text:span><text:span text:style-name="T10"><text:bookmark-ref text:reference-format="chapter" text:ref-name="_Ref46808122">6</text:bookmark-ref></text:span><text:span text:style-name="T10"> </text:span><text:span text:style-name="T8">настоящего документа, в присутствии представителей Заказчика.</text:span></text:p>
      <text:p text:style-name="P50">Представители Заказчика проверяют соответствие заявленной в настоящем документе реакции Программы и фактической реакции Программы на действия пользователя. Заказчик отмечает результат прохождения каждого блока сценария. В случае расхождения фактической и ожидаемой реакции системы, сценарий считается незачтенным, и заводится соответствующий дефект.</text:p>
      <text:p text:style-name="P49"><text:span text:style-name="T8">Данная процедура действует согласно Методике, предоставленной Разработчиком, и указанной в </text:span><text:span text:style-name="T10">Разделе </text:span><text:span text:style-name="T10"><text:bookmark-ref text:reference-format="chapter" text:ref-name="_Ref99262653">2</text:bookmark-ref></text:span><text:span text:style-name="T10"> </text:span><text:span text:style-name="T10"><text:bookmark-ref text:reference-format="text" text:ref-name="_Ref99262683">Методика проведения предварительных и приемочных испытаний </text:bookmark-ref></text:span><text:span text:style-name="T10"> </text:span><text:span text:style-name="T8">настоящего документа.</text:span></text:p>
      <text:p text:style-name="P30"/>
      <text:list text:style-name="Outline" text:continue-numbering="true">
        <text:list-item>
          <text:list text:continue-numbering="true">
            <text:list-item>
              <text:h text:style-name="P58" text:outline-level="2">Контроль над порядком проведения испытаний</text:h>
            </text:list-item>
          </text:list>
        </text:list-item>
      </text:list>
      <text:p text:style-name="P51">Порядок проведения предварительных и приемочных испытаний контролируется модератором(ами). Модератором назначается представитель Заказчика, распоряжением Заказчика.</text:p>
      <text:p text:style-name="P33"><text:span text:style-name="T16">Модератор контролирует порядок выполнения сценариев проверки: для проверки используются только сценарии, описанные в Разделе </text:span><text:span text:style-name="T16"><text:bookmark-ref text:reference-format="chapter" text:ref-name="_Ref46808122">6</text:bookmark-ref></text:span><text:span text:style-name="T16"> </text:span><text:span text:style-name="T16"><text:bookmark-ref text:reference-format="text" text:ref-name="_Ref46808122">Сценарии предварительных испытаний</text:bookmark-ref></text:span><text:span text:style-name="T16">. Модератор пресекает любые дискуссии об особенностях реализации системы.</text:span></text:p>
      <text:list text:style-name="Outline" text:continue-numbering="true">
        <text:list-item>
          <text:list text:continue-numbering="true">
            <text:list-item>
              <text:list text:continue-numbering="true">
                <text:list-item>
                  <text:h text:style-name="P60" text:outline-level="3">Предложения по использованию дополнительных сценариев проверки</text:h>
                </text:list-item>
              </text:list>
            </text:list-item>
          </text:list>
        </text:list-item>
      </text:list>
      <text:p text:style-name="P51">Любые предложения от приемочной комиссии на включение дополнительных сценариев приемки, подаются модератору. </text:p>
      <text:p text:style-name="P51"><text:soft-page-break/>Все поступившие предложения регистрируются модератором в протоколе регистрации дополнительных сценариев. Форму протокола разрабатывает Заказчик.</text:p>
      <text:list text:style-name="Outline" text:continue-numbering="true">
        <text:list-item>
          <text:list text:continue-numbering="true">
            <text:list-item>
              <text:list text:continue-numbering="true">
                <text:list-item>
                  <text:h text:style-name="P60" text:outline-level="3">Выполнение дополнительных сценариев проверки во время испытаний</text:h>
                </text:list-item>
              </text:list>
            </text:list-item>
          </text:list>
        </text:list-item>
      </text:list>
      <text:p text:style-name="P51">К выполнению во время испытаний допускаются только зарегистрированные в протоколе дополнительных сценариев и одобренные модератором, сценарии проверки.</text:p>
      <text:p text:style-name="P51">По каждому поступившему предложению о включении дополнительных сценариев проверки, согласно протоколу регистрации, Модератор принимает решение о включении дополнительных сценариев проверки согласно следующим критериям:</text:p>
      <text:list text:style-name="WW8Num12">
        <text:list-item>
          <text:p text:style-name="P160">Сценарий не должен содержать действий, заведомо приводящих к ошибочной работе системы;</text:p>
        </text:list-item>
        <text:list-item>
          <text:p text:style-name="P160">Целью выполнения сценария должна являться только проверка факта реализации требования к системе;</text:p>
        </text:list-item>
        <text:list-item>
          <text:p text:style-name="P160">Сценарий указывает конкретное проверяемое требование(ия) к системе;</text:p>
        </text:list-item>
        <text:list-item>
          <text:p text:style-name="P160">Сценарий содержит критерии успешности проверки, и эти критерии соответствуют приведенному требованию;</text:p>
        </text:list-item>
      </text:list>
      <text:p text:style-name="P51">Дополнительный сценарий проверки, отвечающий перечисленным критериям, одобряется модератором. Для каждого дополнительного сценария в протоколе регистрации дополнительных сценариев, ставится отметка о допуске к выполнению (одобрении) сценария модератором. Для каждого дополнительного сценария проверки в протоколе регистрации, не получившего одобрения модератора, ставится отметка об отказе в допуске к выполнению сценария, в протоколе регистрации.</text:p>
      <text:p text:style-name="P51">Одобренные модератором дополнительные сценарии проверки выполняются во время проведения испытаний по мере их одобрения.</text:p>
      <text:p text:style-name="P31"/>
      <text:list text:style-name="Outline" text:continue-numbering="true">
        <text:list-item>
          <text:list text:continue-numbering="true">
            <text:list-item>
              <text:h text:style-name="P58" text:outline-level="2">Объем предварительных и приемочных испытаний</text:h>
            </text:list-item>
          </text:list>
        </text:list-item>
      </text:list>
      <text:p text:style-name="P50">Предварительные испытания проводятся в один этап:</text:p>
      <text:list text:style-name="WW8Num15">
        <text:list-item>
          <text:p text:style-name="P164">Приемка реализации функционала по Техническому заданию.</text:p>
        </text:list-item>
      </text:list>
      <text:p text:style-name="P50">Приемочные испытания проводятся в два этапа:</text:p>
      <text:list text:style-name="WW8Num14">
        <text:list-item>
          <text:p text:style-name="P153">Проверка исправления дефектов, найденных на этапах предварительных приемочных испытаний и опытной эксплуатации;</text:p>
        </text:list-item>
        <text:list-item>
          <text:p text:style-name="P153">Приемка реализации функционала по Техническому заданию.</text:p>
        </text:list-item>
      </text:list>
      <text:p text:style-name="P30"/>
      <text:list text:style-name="Outline" text:continue-numbering="true">
        <text:list-item>
          <text:list text:continue-numbering="true">
            <text:list-item>
              <text:h text:style-name="P58" text:outline-level="2">Критерии прохождения Программой предварительных и приемочных испытаний</text:h>
            </text:list-item>
          </text:list>
        </text:list-item>
      </text:list>
      <text:p text:style-name="P49"><text:span text:style-name="T8">Основным критерием прохождения Программы предварительных и приемочных испытаний является полнота реализации требований Заказчика. Требования Заказчика однозначно зафиксированы в документе </text:span><text:span text:style-name="T6">Техническое задание</text:span><text:span text:style-name="T8">. Дополнительным критерием прохождения Программы предварительных и приемочных испытаний является правильность работы функциональных модулей Программы, которые присутствовали в Программы до момента внедрения разработанного функционала по Техническому заданию.</text:span></text:p>
      <text:p text:style-name="P50">В настоящем документе перечислены требования Заказчика в последовательном изложении. Для каждого требования приведен сценарий проверки.</text:p>
      <text:p text:style-name="P50">Таким образом, прохождение Программы предварительных и приемочных испытаний происходит в случае прохождения всех сценариев проверки, указанных в настоящем документе.</text:p>
      <text:p text:style-name="P50"><text:soft-page-break/>В случае непрохождения Программы части сценариев, для каждого незачтенного сценария перечисляются обнаруженные дефекты Программы, которые исправляются Разработчиком, после чего проводятся повторные Испытания. Дефекты, признанные на Испытаниях не критическими исправляются Разработчиком на этапе Опытной эксплуатации Программы. На этапе Гарантийной поддержки исправляются все дефекты, обнаруженные во время эксплуатации.</text:p>
      <text:list text:style-name="Outline" text:continue-numbering="true">
        <text:list-item>
          <text:list text:continue-numbering="true">
            <text:list-item>
              <text:h text:style-name="P58" text:outline-level="2">Перечень документов</text:h>
            </text:list-item>
          </text:list>
        </text:list-item>
      </text:list>
      <text:list text:style-name="WW8Num13">
        <text:list-header>
          <text:p text:style-name="P155"/>
        </text:list-header>
        <text:list-item>
          <text:p text:style-name="P155">Акт прохождения предварительных испытаний и передачи Программы в Опытную Эксплуатацию (составляется Заказчиком)</text:p>
          <text:p text:style-name="P155"/>
        </text:list-item>
        <text:list-item>
          <text:p text:style-name="P155">Акт прохождения приемочных испытаний и передачи Программы в Промышленную эксплуатацию (составляется Заказчиком)</text:p>
          <text:p text:style-name="P155"/>
        </text:list-item>
      </text:list>
      <text:list text:style-name="Outline" text:continue-numbering="true">
        <text:list-item>
          <text:h text:style-name="P57" text:outline-level="1"><text:bookmark-start text:name="_Ref99262608"/><text:bookmark-start text:name="_Ref99262617"/>Условия для проведения испытаний<text:bookmark-end text:name="_Ref99262608"/><text:bookmark-end text:name="_Ref99262617"/></text:h>
          <text:list>
            <text:list-item>
              <text:h text:style-name="P58" text:outline-level="2"><text:bookmark-start text:name="_Ref99262523"/><text:bookmark-start text:name="_Ref99262527"/><text:bookmark-start text:name="_Ref99262574"/>Сроки и расписание<text:bookmark-end text:name="_Ref99262523"/><text:bookmark-end text:name="_Ref99262527"/><text:bookmark-end text:name="_Ref99262574"/> </text:h>
              <text:list>
                <text:list-item>
                  <text:h text:style-name="P59" text:outline-level="3">Предварительные испытания</text:h>
                </text:list-item>
              </text:list>
            </text:list-item>
          </text:list>
        </text:list-item>
      </text:list>
      <text:p text:style-name="P56">Предварительные испытания проводятся в один этап:</text:p>
      <text:list text:style-name="WW8Num29">
        <text:list-item>
          <text:p text:style-name="P165">Приемка реализации функционала по Техническому заданию.</text:p>
        </text:list-item>
      </text:list>
      <text:p text:style-name="P50">Сроки и расписание предварительных испытаний устанавливаются Заказчиком при согласовании с Разработчиком. </text:p>
      <text:p text:style-name="P56">Приемочные испытания проводятся после окончания опытной эксплуатации.</text:p>
      <text:list text:style-name="Outline" text:continue-numbering="true">
        <text:list-item>
          <text:list text:continue-numbering="true">
            <text:list-item>
              <text:list text:continue-numbering="true">
                <text:list-item>
                  <text:h text:style-name="P59" text:outline-level="3">Приемочные испытания</text:h>
                </text:list-item>
              </text:list>
            </text:list-item>
          </text:list>
        </text:list-item>
      </text:list>
      <text:p text:style-name="P50">Сроки и расписание приемочных испытаний также устанавливаются Заказчиком при согласовании с Разработчиком, но не ранее окончания опытной эксплуатации. </text:p>
      <text:p text:style-name="P50">Проверка исправления дефектов, обнаруженных на этапе опытной эксплуатации проводится до начала основной части приемочных испытаний.</text:p>
      <text:list text:style-name="Outline" text:continue-numbering="true">
        <text:list-item>
          <text:list text:continue-numbering="true">
            <text:list-item>
              <text:h text:style-name="P58" text:outline-level="2">Место проведения предварительных и приемочных испытаний</text:h>
            </text:list-item>
          </text:list>
        </text:list-item>
      </text:list>
      <text:p text:style-name="P56">Приемочные испытания проводятся на объекте автоматизации Заказчика. </text:p>
      <text:list text:style-name="Outline" text:continue-numbering="true">
        <text:list-item>
          <text:list text:continue-numbering="true">
            <text:list-item>
              <text:h text:style-name="P58" text:outline-level="2"><text:bookmark-end text:name="_Ref46743400"/>Ответственные лица</text:h>
              <text:list>
                <text:list-item>
                  <text:h text:style-name="P59" text:outline-level="3">Организации, принимающие участие в испытаниях</text:h>
                </text:list-item>
              </text:list>
            </text:list-item>
          </text:list>
        </text:list-item>
      </text:list>
      <text:p text:style-name="P56">В испытаниях принимают участие следующие организации:</text:p>
      <text:p text:style-name="P32"><text:span text:style-name="T12">1. ООО “Ангел - НСА” (</text:span><text:span text:style-name="T8">Заказчик</text:span><text:span text:style-name="T12">)<text:tab/></text:span></text:p>
      <text:p text:style-name="P30">2. ИП “Полюс” Лаврентьев В.С. (Разработчик)</text:p>
      <text:list text:style-name="Outline" text:continue-numbering="true">
        <text:list-item>
          <text:list text:continue-numbering="true">
            <text:list-item>
              <text:list text:continue-numbering="true">
                <text:list-item>
                  <text:h text:style-name="P59" text:outline-level="3">Список участников</text:h>
                </text:list-item>
              </text:list>
            </text:list-item>
          </text:list>
        </text:list-item>
      </text:list>
      <text:p text:style-name="P56">Определяется распоряжением Заказчика.</text:p>
      <text:p text:style-name="P166"/>
      <text:list text:style-name="Outline" text:continue-numbering="true">
        <text:list-item>
          <text:h text:style-name="P57" text:outline-level="1">Описание Сценариев предварительных и приемочных испытаний</text:h>
        </text:list-item>
      </text:list>
      <text:p text:style-name="P69"/>
      <text:list text:style-name="Outline" text:continue-numbering="true">
        <text:list-item>
          <text:list text:continue-numbering="true">
            <text:list-item>
              <text:h text:style-name="P58" text:outline-level="2">Общее описание</text:h>
            </text:list-item>
          </text:list>
        </text:list-item>
      </text:list>
      <text:p text:style-name="P38">Настоящий список приведен в логической последовательности исполняемых сценариев.</text:p>
      <text:list text:style-name="Outline" text:continue-numbering="true">
        <text:list-item>
          <text:list text:continue-numbering="true">
            <text:list-item>
              <text:h text:style-name="P58" text:outline-level="2">Список сценариев ПРЕДВАРИТЕЛЬНЫХ ИСПЫТАНИЙ</text:h>
            </text:list-item>
          </text:list>
        </text:list-item>
      </text:list>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40">№</text:p>
            </table:table-cell>
            <table:table-cell table:style-name="Table4.A1" office:value-type="string">
              <text:p text:style-name="P40">Сценарий</text:p>
            </table:table-cell>
            <table:table-cell table:style-name="Table4.A1" office:value-type="string">
              <text:p text:style-name="P40">Соответствующий пункт ТЗ</text:p>
            </table:table-cell>
            <table:table-cell table:style-name="Table4.D1" office:value-type="string">
              <text:p text:style-name="P40">Комментарий</text:p>
            </table:table-cell>
          </table:table-row>
        </table:table-header-rows>
        <table:table-row table:style-name="Table4.1">
          <table:table-cell table:style-name="Table4.A2" office:value-type="string">
            <text:p text:style-name="P40">1</text:p>
          </table:table-cell>
          <table:table-cell table:style-name="Table4.A2" office:value-type="string">
            <text:p text:style-name="P41">Создание и удаление автомобилей</text:p>
          </table:table-cell>
          <table:table-cell table:style-name="Table4.A2" office:value-type="string">
            <text:p text:style-name="P40">8.4</text:p>
          </table:table-cell>
          <table:table-cell table:style-name="Table4.D2" office:value-type="string">
            <text:p text:style-name="P40"/>
          </table:table-cell>
        </table:table-row>
        <table:table-row table:style-name="Table4.1">
          <table:table-cell table:style-name="Table4.A2" office:value-type="string">
            <text:p text:style-name="P40">2</text:p>
          </table:table-cell>
          <table:table-cell table:style-name="Table4.A2" office:value-type="string">
            <text:p text:style-name="P41">Создание и удаление сотрудников</text:p>
          </table:table-cell>
          <table:table-cell table:style-name="Table4.A2" office:value-type="string">
            <text:p text:style-name="P40">8.5</text:p>
          </table:table-cell>
          <table:table-cell table:style-name="Table4.D2" office:value-type="string">
            <text:p text:style-name="P39"/>
          </table:table-cell>
        </table:table-row>
        <table:table-row table:style-name="Table4.1">
          <table:table-cell table:style-name="Table4.A2" office:value-type="string">
            <text:p text:style-name="P40">3</text:p>
          </table:table-cell>
          <table:table-cell table:style-name="Table4.A2" office:value-type="string">
            <text:p text:style-name="P41">Создание и удаление организаций</text:p>
          </table:table-cell>
          <table:table-cell table:style-name="Table4.A2" office:value-type="string">
            <text:p text:style-name="P42">8.6</text:p>
          </table:table-cell>
          <table:table-cell table:style-name="Table4.D2" office:value-type="string">
            <text:p text:style-name="P39"/>
          </table:table-cell>
        </table:table-row>
        <table:table-row table:style-name="Table4.1">
          <table:table-cell table:style-name="Table4.A2" office:value-type="string">
            <text:p text:style-name="P40">4</text:p>
          </table:table-cell>
          <table:table-cell table:style-name="Table4.A2" office:value-type="string">
            <text:p text:style-name="P41">Создание и удаление марок – моделей, должностей</text:p>
          </table:table-cell>
          <table:table-cell table:style-name="Table4.A2" office:value-type="string">
            <text:p text:style-name="P40">8.7 – 8.10</text:p>
          </table:table-cell>
          <table:table-cell table:style-name="Table4.D2" office:value-type="string">
            <text:p text:style-name="P40"/>
          </table:table-cell>
        </table:table-row>
        <table:table-row table:style-name="Table4.1">
          <table:table-cell table:style-name="Table4.A2" office:value-type="string">
            <text:p text:style-name="P40">5</text:p>
          </table:table-cell>
          <table:table-cell table:style-name="Table4.A2" office:value-type="string">
            <text:p text:style-name="P41">Создание и удаление видов ТО</text:p>
          </table:table-cell>
          <table:table-cell table:style-name="Table4.A2" office:value-type="string">
            <text:p text:style-name="P40">8.11</text:p>
          </table:table-cell>
          <table:table-cell table:style-name="Table4.D2" office:value-type="string">
            <text:p text:style-name="P40"/>
          </table:table-cell>
        </table:table-row>
        <table:table-row table:style-name="Table4.1">
          <table:table-cell table:style-name="Table4.A2" office:value-type="string">
            <text:p text:style-name="P40">6</text:p>
          </table:table-cell>
          <table:table-cell table:style-name="Table4.A2" office:value-type="string">
            <text:p text:style-name="P41">Создание и удаление видов топлива</text:p>
          </table:table-cell>
          <table:table-cell table:style-name="Table4.A2" office:value-type="string">
            <text:p text:style-name="P40">Протокол от 03.03.2008</text:p>
          </table:table-cell>
          <table:table-cell table:style-name="Table4.D2" office:value-type="string">
            <text:p text:style-name="P40"/>
          </table:table-cell>
        </table:table-row>
        <table:table-row table:style-name="Table4.1">
          <table:table-cell table:style-name="Table4.A2" office:value-type="string">
            <text:p text:style-name="P40">7</text:p>
          </table:table-cell>
          <table:table-cell table:style-name="Table4.A2" office:value-type="string">
            <text:p text:style-name="P41">Создание и удаление физ. лиц</text:p>
          </table:table-cell>
          <table:table-cell table:style-name="Table4.A2" office:value-type="string">
            <text:p text:style-name="P40">Протокол от 03.03.2008</text:p>
          </table:table-cell>
          <table:table-cell table:style-name="Table4.D2" office:value-type="string">
            <text:p text:style-name="P40"/>
          </table:table-cell>
        </table:table-row>
        <table:table-row table:style-name="Table4.1">
          <table:table-cell table:style-name="Table4.A2" office:value-type="string">
            <text:p text:style-name="P40">8</text:p>
          </table:table-cell>
          <table:table-cell table:style-name="Table4.A2" office:value-type="string">
            <text:p text:style-name="P41">Создание путевых листов</text:p>
          </table:table-cell>
          <table:table-cell table:style-name="Table4.A2" office:value-type="string">
            <text:p text:style-name="P40">8.1</text:p>
          </table:table-cell>
          <table:table-cell table:style-name="Table4.D2" office:value-type="string">
            <text:p text:style-name="P40"/>
          </table:table-cell>
        </table:table-row>
        <table:table-row table:style-name="Table4.1">
          <table:table-cell table:style-name="Table4.A2" office:value-type="string">
            <text:p text:style-name="P40">9</text:p>
          </table:table-cell>
          <table:table-cell table:style-name="Table4.A2" office:value-type="string">
            <text:p text:style-name="P41">Отправка на ТО автомобиля и удаление состояния автомобиля</text:p>
          </table:table-cell>
          <table:table-cell table:style-name="Table4.A2" office:value-type="string">
            <text:p text:style-name="P40">8.2</text:p>
          </table:table-cell>
          <table:table-cell table:style-name="Table4.D2" office:value-type="string">
            <text:p text:style-name="P40"/>
          </table:table-cell>
        </table:table-row>
      </table:table>
      <text:p text:style-name="P38"/>
      <text:p text:style-name="P46"/>
      <text:list text:style-name="Outline" text:continue-numbering="true">
        <text:list-item>
          <text:h text:style-name="P57" text:outline-level="1"><text:bookmark-start text:name="_Ref46808122"/><text:bookmark-start text:name="_Ref46808127"/><text:bookmark-start text:name="_Ref46808363"/><text:bookmark-start text:name="_Ref46808366"/>Сценарии предварительных испытаний<text:bookmark-end text:name="_Ref46808122"/><text:bookmark-end text:name="_Ref46808127"/><text:bookmark-end text:name="_Ref46808363"/><text:bookmark-end text:name="_Ref46808366"/></text:h>
        </text:list-item>
      </text:list>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40">№</text:p>
            </table:table-cell>
            <table:table-cell table:style-name="Table5.B1" office:value-type="string">
              <text:p text:style-name="P40">Действия оператора </text:p>
            </table:table-cell>
            <table:table-cell table:style-name="Table5.B1" office:value-type="string">
              <text:p text:style-name="P40">Ожидаемая реакция Системы</text:p>
            </table:table-cell>
            <table:table-cell table:style-name="Table5.B1" office:value-type="string">
              <text:p text:style-name="P40">Комментарий</text:p>
            </table:table-cell>
            <table:table-cell table:style-name="Table5.E1" office:value-type="string">
              <text:p text:style-name="P40">ОК?</text:p>
            </table:table-cell>
          </table:table-row>
        </table:table-header-rows>
        <table:table-row table:style-name="Table5.1">
          <table:table-cell table:style-name="Table5.A2" office:value-type="string">
            <text:p text:style-name="P40"/>
          </table:table-cell>
          <table:table-cell table:style-name="Table5.B2" office:value-type="string">
            <text:p text:style-name="P41">Создание и удаление автомобилей</text:p>
          </table:table-cell>
          <table:table-cell table:style-name="Table5.B2" office:value-type="string">
            <text:p text:style-name="P39"/>
          </table:table-cell>
          <table:table-cell table:style-name="Table5.B2" office:value-type="string">
            <text:p text:style-name="P39"/>
          </table:table-cell>
          <table:table-cell table:style-name="Table5.E2" office:value-type="string">
            <text:p text:style-name="P39"/>
          </table:table-cell>
        </table:table-row>
        <table:table-row table:style-name="Table5.1">
          <table:table-cell table:style-name="Table5.A2" office:value-type="string">
            <text:p text:style-name="P44">/</text:p>
          </table:table-cell>
          <table:table-cell table:style-name="Table5.B2" office:value-type="string">
            <text:p text:style-name="P39">Зайти в программу</text:p>
          </table:table-cell>
          <table:table-cell table:style-name="Table5.B2" office:value-type="string">
            <text:p text:style-name="P39">Двойным нажатием левой клавиши мышки на ярлыке программы запускается программа и показывается окно регистрации пользователя. </text:p>
            <text:p text:style-name="P39">В случае некорректной регистрации выводится сообщение "Вы не авторизованы".</text:p>
            <text:p text:style-name="P39"/>
            <text:p text:style-name="P39">В случае успешной регистрации на экран выводится Главная страница.</text:p>
            <text:p text:style-name="P39"/>
            <text:p text:style-name="P39">На Главной странице программы расположены:</text:p>
            <text:p text:style-name="P38">Главное меню, которое содержит <text:s/>разделы Справочники, Путевые листы и Состояния автомобилей</text:p>
            <text:p text:style-name="P38"/>
          </table:table-cell>
          <table:table-cell table:style-name="Table5.B2" office:value-type="string">
            <text:p text:style-name="P39"/>
          </table:table-cell>
          <table:table-cell table:style-name="Table5.E2" office:value-type="string">
            <text:p text:style-name="P39"/>
          </table:table-cell>
        </table:table-row>
        <table:table-row table:style-name="Table5.1">
          <table:table-cell table:style-name="Table5.A2" office:value-type="string">
            <text:p text:style-name="P40"/>
          </table:table-cell>
          <table:table-cell table:style-name="Table5.B2" office:value-type="string">
            <text:p text:style-name="P43">Создание автомобиля</text:p>
          </table:table-cell>
          <table:table-cell table:style-name="Table5.B2" office:value-type="string">
            <text:p text:style-name="P43">Необходимо выбрать в Главном меню в подпункте Справочники – Автомобили двойным нажатием левой кнопки мыши.</text:p>
            <text:p text:style-name="P43">Перед нами откроется окно со списком автомобилей, который содержит поля</text:p>
            <text:list text:style-name="L1">
              <text:list-item>
                <text:p text:style-name="P140"><text:soft-page-break/>Вид</text:p>
              </text:list-item>
              <text:list-item>
                <text:p text:style-name="P140">Пробег</text:p>
              </text:list-item>
              <text:list-item>
                <text:p text:style-name="P140">Показание</text:p>
              </text:list-item>
              <text:list-item>
                <text:p text:style-name="P140">№ СТП</text:p>
              </text:list-item>
              <text:list-item>
                <text:p text:style-name="P140">Дата начала эксплуатации</text:p>
              </text:list-item>
              <text:list-item>
                <text:p text:style-name="P140">Тип</text:p>
              </text:list-item>
              <text:list-item>
                <text:p text:style-name="P140">Марка</text:p>
              </text:list-item>
              <text:list-item>
                <text:p text:style-name="P140">Модель</text:p>
              </text:list-item>
              <text:list-item>
                <text:p text:style-name="P140">Тип топлива</text:p>
              </text:list-item>
            </text:list>
            <text:p text:style-name="P43">Правой кнопкой мыши вызывается контекстное меню, в котором выбирается пункт "Вставить"</text:p>
            <text:p text:style-name="P43">В списке появляется новая пустая строка.</text:p>
            <text:p text:style-name="P43">При нажатии на <text:s/>поле "Вид" правой кнопкой мыши вызывается контекстное меню, в котором можно выбрать пункт "Редактировать".</text:p>
            <text:p text:style-name="P43">При выборе пункта "Редактировать" вызывается экранная форма выбора вида автомобиля.</text:p>
            <text:p text:style-name="P43">При нажатии на поле Пробег двойным нажатием клавиши мышки или выборе пункта контекстного меню "Редактировать" </text:p>
            <text:p text:style-name="P43">пользователю предоставляется возможность собственноручно ввести данные.</text:p>
            <text:p text:style-name="P43">При нажатии на поле "Дата начала <text:soft-page-break/>эксплуатации" и выборе пункта меню "Редактировать" правой кнопкой мыши, вызывается экранная форма выбора даты.</text:p>
            <text:p text:style-name="P43"/>
            <text:p text:style-name="P43">При нажатии на поле "Тип" и выборе пункта меню "Редактировать" вызывается экранная форма выбора типа автомобиля</text:p>
            <text:p text:style-name="P43"/>
            <text:p text:style-name="P43">При нажатии на поле "Марка" и выборе пункта меню "Редактировать" вызывается экранная форма выбора марки автомобиля</text:p>
            <text:p text:style-name="P43"/>
            <text:p text:style-name="P43">При нажатии на поле "Модель" и выборе пункта меню "Редактировать" вызывается экранная форма выбора модели автомобиля</text:p>
            <text:p text:style-name="P43"/>
            <text:p text:style-name="P43">При нажатии на поле "Тип топлива" и выборе пункта меню "Редактировать" вызывается экранная форма выбора типа топлива.</text:p>
            <text:p text:style-name="P43"/>
            <text:p text:style-name="P43">При нажатии в меню навигации кнопки "Сохранить" данные об автомобиле сохраняются. </text:p>
            <text:p text:style-name="P43"><text:soft-page-break/></text:p>
          </table:table-cell>
          <table:table-cell table:style-name="Table5.B2" office:value-type="string">
            <text:p text:style-name="P40"/>
          </table:table-cell>
          <table:table-cell table:style-name="Table5.E2" office:value-type="string">
            <text:p text:style-name="P40"/>
          </table:table-cell>
        </table:table-row>
        <table:table-row table:style-name="Table5.1">
          <table:table-cell table:style-name="Table5.A2" office:value-type="string">
            <text:p text:style-name="P40"/>
          </table:table-cell>
          <table:table-cell table:style-name="Table5.B2" office:value-type="string">
            <text:p text:style-name="P39">Удаление автомобиля</text:p>
          </table:table-cell>
          <table:table-cell table:style-name="Table5.B2" office:value-type="string">
            <text:p text:style-name="P44">При нажатии на строке списка правой кнопкой мыши, вызывается контекстное меню, в котором при выборе пункта “Удалить” текущая строка удаляется.</text:p>
            <text:p text:style-name="P44">При нажатии в меню навигации кнопки “Сохранить” изменения в списке автомобилей сохраняются.</text:p>
          </table:table-cell>
          <table:table-cell table:style-name="Table5.B2" office:value-type="string">
            <text:p text:style-name="P39"/>
          </table:table-cell>
          <table:table-cell table:style-name="Table5.E2" office:value-type="string">
            <text:p text:style-name="P39"/>
          </table:table-cell>
        </table:table-row>
        <table:table-row table:style-name="Table5.1">
          <table:table-cell table:style-name="Table5.A2" office:value-type="string">
            <text:p text:style-name="P40"/>
          </table:table-cell>
          <table:table-cell table:style-name="Table5.B2" office:value-type="string">
            <text:p text:style-name="P42">Создание и удаление сотрудников</text:p>
          </table:table-cell>
          <table:table-cell table:style-name="Table5.B2" office:value-type="string">
            <text:p text:style-name="P39"/>
          </table:table-cell>
          <table:table-cell table:style-name="Table5.B2" office:value-type="string">
            <text:p text:style-name="P44"/>
          </table:table-cell>
          <table:table-cell table:style-name="Table5.E2" office:value-type="string">
            <text:p text:style-name="P39"/>
          </table:table-cell>
        </table:table-row>
        <table:table-row table:style-name="Table5.1">
          <table:table-cell table:style-name="Table5.A2" office:value-type="string">
            <text:p text:style-name="P40"/>
          </table:table-cell>
          <table:table-cell table:style-name="Table5.B2" office:value-type="string">
            <text:p text:style-name="P39">Создание сотрудника</text:p>
          </table:table-cell>
          <table:table-cell table:style-name="Table5.B2" office:value-type="string">
            <text:p text:style-name="P39">При выборе в Главном меню пункта меню Справочники – Сотрудники двойным нажатием левой клавиши мыши, вызывается экранная форма со списком сотрудников, который содержит следующие поля:</text:p>
            <text:list text:style-name="L2">
              <text:list-item>
                <text:p text:style-name="P76">Пол</text:p>
              </text:list-item>
              <text:list-item>
                <text:p text:style-name="P76">ФИО</text:p>
              </text:list-item>
              <text:list-item>
                <text:p text:style-name="P76">Дата рождения</text:p>
              </text:list-item>
              <text:list-item>
                <text:p text:style-name="P76">Организация</text:p>
              </text:list-item>
              <text:list-item>
                <text:p text:style-name="P76">Должность</text:p>
              </text:list-item>
              <text:list-item>
                <text:p text:style-name="P76">Мобильный телефон</text:p>
              </text:list-item>
              <text:list-item>
                <text:p text:style-name="P76">Домашний телефон</text:p>
              </text:list-item>
              <text:list-item>
                <text:p text:style-name="P76">Рабочий телефон</text:p>
              </text:list-item>
            </text:list>
            <text:p text:style-name="P39"/>
            <text:p text:style-name="P39">При нажатии правой клавиши мыши вызывается контекстное меню, в котором при выборе пункта "Вставить" в списке появляется новая пустая строка.</text:p>
            <text:p text:style-name="P39"><text:soft-page-break/></text:p>
            <text:p text:style-name="P39">При нажатии правой кнопкой мыши <text:s/>на полях "Пол", "ФИО", "Дата рождения" и выборе пункта меню "Редактировать" вызывается экранная форма для выбора данных о сотруднике.</text:p>
            <text:p text:style-name="P39"/>
            <text:p text:style-name="P39">При нажатии правой кнопкой мыши на поле "Организация" и выборе пункта меню "Редактировать" вызывается экранная форма выбора организации</text:p>
            <text:p text:style-name="P39"/>
            <text:p text:style-name="P39">При нажатии правой кнопкой мыши на поле "Должность" и выборе пункта меню "Редактировать" вызывается экранная форма выбора должности</text:p>
            <text:p text:style-name="P39"/>
            <text:p text:style-name="P39">При нажатии в меню навигации кнопки "Сохранить" данные о новом сотруднике сохраняются.</text:p>
          </table:table-cell>
          <table:table-cell table:style-name="Table5.B2" office:value-type="string">
            <text:p text:style-name="P39"/>
          </table:table-cell>
          <table:table-cell table:style-name="Table5.E2" office:value-type="string">
            <text:p text:style-name="P39"/>
          </table:table-cell>
        </table:table-row>
        <table:table-row table:style-name="Table5.1">
          <table:table-cell table:style-name="Table5.A2" office:value-type="string">
            <text:p text:style-name="P40"/>
          </table:table-cell>
          <table:table-cell table:style-name="Table5.B2" office:value-type="string">
            <text:p text:style-name="P39">Удаление сотрудника</text:p>
          </table:table-cell>
          <table:table-cell table:style-name="Table5.B2" office:value-type="string">
            <text:p text:style-name="P39">При нажатии на строке списка правой кнопкой мыши и выборе в контекстном меню пункта "Удалить" выбранная строка удаляется</text:p>
            <text:p text:style-name="P39"/>
            <text:p text:style-name="P39">При нажатии в меню навигации кнопки "Сохранить" изменения в списке сотрудников сохраняются.</text:p>
          </table:table-cell>
          <table:table-cell table:style-name="Table5.B2" office:value-type="string">
            <text:p text:style-name="P39"/>
          </table:table-cell>
          <table:table-cell table:style-name="Table5.E2" office:value-type="string">
            <text:p text:style-name="P39"/>
          </table:table-cell>
        </table:table-row>
        <table:table-row table:style-name="Table5.1">
          <table:table-cell table:style-name="Table5.A2" office:value-type="string">
            <text:p text:style-name="P39"/>
          </table:table-cell>
          <table:table-cell table:style-name="Table5.B2" office:value-type="string">
            <text:p text:style-name="P42">Создание и удаление организаций</text:p>
          </table:table-cell>
          <table:table-cell table:style-name="Table5.B2" office:value-type="string">
            <text:p text:style-name="P39"/>
          </table:table-cell>
          <table:table-cell table:style-name="Table5.B2" office:value-type="string">
            <text:p text:style-name="P39"/>
          </table:table-cell>
          <table:table-cell table:style-name="Table5.E2" office:value-type="string">
            <text:p text:style-name="P39"/>
          </table:table-cell>
        </table:table-row>
        <text:soft-page-break/>
        <table:table-row table:style-name="Table5.1">
          <table:table-cell table:style-name="Table5.A2" office:value-type="string">
            <text:p text:style-name="P39"/>
          </table:table-cell>
          <table:table-cell table:style-name="Table5.B2" office:value-type="string">
            <text:p text:style-name="P39">Создание организаций</text:p>
          </table:table-cell>
          <table:table-cell table:style-name="Table5.B2" office:value-type="string">
            <text:p text:style-name="P39">При двойном нажатии левой клавиши мыши пункта в Главном меню Справочники – Организации</text:p>
            <text:p text:style-name="P39">открывается экранная форма со списком организаций, в котором содержатся следующие поля:</text:p>
            <text:list text:style-name="L3">
              <text:list-item>
                <text:p text:style-name="P84">Название</text:p>
              </text:list-item>
              <text:list-item>
                <text:p text:style-name="P84">Адрес</text:p>
              </text:list-item>
              <text:list-item>
                <text:p text:style-name="P84">Телефон</text:p>
              </text:list-item>
            </text:list>
            <text:p text:style-name="P39"/>
            <text:p text:style-name="P39">При нажатии правой кнопки мыши вызывается контекстное меню, выбрав пункт "Вставить" в списке появляется новая строка</text:p>
            <text:p text:style-name="P39"/>
            <text:p text:style-name="P39">При двойном нажатии левой клавиши мыши на новой строке, появляется возможность ввести данные с клавиатуры.</text:p>
            <text:p text:style-name="P39"/>
            <text:p text:style-name="P39">При нажатии в меню навигации кнопки "Сохранить" данные списка сохраняются.</text:p>
          </table:table-cell>
          <table:table-cell table:style-name="Table5.B2" office:value-type="string">
            <text:p text:style-name="P39"/>
          </table:table-cell>
          <table:table-cell table:style-name="Table5.E2" office:value-type="string">
            <text:p text:style-name="P39"/>
          </table:table-cell>
        </table:table-row>
        <table:table-row table:style-name="Table5.1">
          <table:table-cell table:style-name="Table5.A2" office:value-type="string">
            <text:p text:style-name="P40"/>
          </table:table-cell>
          <table:table-cell table:style-name="Table5.B2" office:value-type="string">
            <text:p text:style-name="P39">Удаление организаций</text:p>
          </table:table-cell>
          <table:table-cell table:style-name="Table5.B2" office:value-type="string">
            <text:p text:style-name="P39">При нажатии на выбранной строке в списке правой кнопкой мыши и выборе в контекстном меню пункта "Удалить", выбранная строка удаляется.</text:p>
            <text:p text:style-name="P39"/>
            <text:p text:style-name="P39">При нажатии в меню навигации кнопки "Сохранить" изменения в <text:soft-page-break/>списке сохраняются</text:p>
          </table:table-cell>
          <table:table-cell table:style-name="Table5.B2" office:value-type="string">
            <text:p text:style-name="P40"/>
          </table:table-cell>
          <table:table-cell table:style-name="Table5.E2" office:value-type="string">
            <text:p text:style-name="P40"/>
          </table:table-cell>
        </table:table-row>
        <table:table-row table:style-name="Table5.1">
          <table:table-cell table:style-name="Table5.A2" office:value-type="string">
            <text:p text:style-name="P40"/>
          </table:table-cell>
          <table:table-cell table:style-name="Table5.B2" office:value-type="string">
            <text:p text:style-name="P41">Создание и удаление марок – моделей, должностей</text:p>
          </table:table-cell>
          <table:table-cell table:style-name="Table5.B2" office:value-type="string">
            <text:p text:style-name="P39"/>
          </table:table-cell>
          <table:table-cell table:style-name="Table5.B2" office:value-type="string">
            <text:p text:style-name="P44"/>
          </table:table-cell>
          <table:table-cell table:style-name="Table5.E2" office:value-type="string">
            <text:p text:style-name="P39"/>
          </table:table-cell>
        </table:table-row>
        <table:table-row table:style-name="Table5.1">
          <table:table-cell table:style-name="Table5.A2" office:value-type="string">
            <text:p text:style-name="P40"/>
          </table:table-cell>
          <table:table-cell table:style-name="Table5.B2" office:value-type="string">
            <text:p text:style-name="P43">Создание марки</text:p>
          </table:table-cell>
          <table:table-cell table:style-name="Table5.B2" office:value-type="string">
            <text:p text:style-name="P43">При двойном нажатии левой клавиши мыши в Главном меню пункта Справочники – Марки автомобилей открывается экранная форма со списком марок автомобилей, в котором содержатся следующие поля:</text:p>
            <text:list text:style-name="L4">
              <text:list-item>
                <text:p text:style-name="P149">Наименование</text:p>
              </text:list-item>
            </text:list>
            <text:p text:style-name="P43"/>
            <text:p text:style-name="P43">При нажатии правой клавиши мышки и выборе в контекстном меню "Вставить" в списке создается новая строка.</text:p>
            <text:p text:style-name="P43"><text:s/>При двойном нажатии левой клавиши мыши появляется возможность ввести данные с клавиатуры.</text:p>
            <text:p text:style-name="P43"/>
            <text:p text:style-name="P43">При нажатии в меню навигации кнопки "Сохранить" данные формы сохраняются.</text:p>
          </table:table-cell>
          <table:table-cell table:style-name="Table5.B2" office:value-type="string">
            <text:p text:style-name="P40"/>
          </table:table-cell>
          <table:table-cell table:style-name="Table5.E2" office:value-type="string">
            <text:p text:style-name="P40"/>
          </table:table-cell>
        </table:table-row>
        <table:table-row table:style-name="Table5.1">
          <table:table-cell table:style-name="Table5.A2" office:value-type="string">
            <text:p text:style-name="P40"/>
          </table:table-cell>
          <table:table-cell table:style-name="Table5.B2" office:value-type="string">
            <text:p text:style-name="P39">Создание модели</text:p>
          </table:table-cell>
          <table:table-cell table:style-name="Table5.B2" office:value-type="string">
            <text:p text:style-name="P39">В списке марок автомобилей у каждой марки справа присутствует кнопка отображения моделей для этой марки.</text:p>
            <text:p text:style-name="P39">Нажав на кнопку отображения моделей для интересующей нас марки, откроется форма отображения моделей автомобиля этой марки.</text:p>
            <text:p text:style-name="P39"><text:soft-page-break/>В списке моделей содержатся следующие поля:</text:p>
            <text:list text:style-name="L5">
              <text:list-item>
                <text:p text:style-name="P87">Краткое наименование</text:p>
              </text:list-item>
              <text:list-item>
                <text:p text:style-name="P87">Полное наименование</text:p>
              </text:list-item>
            </text:list>
            <text:p text:style-name="P39"/>
            <text:p text:style-name="P39">При нажатии правой кнопки мыши и выборе в контекстном меню пункта "Вставить", появится новая строка в списке моделей.</text:p>
            <text:p text:style-name="P39"/>
            <text:p text:style-name="P39">При двойном нажатии левой клавиши мыши на новой строке появляется возможность ввести данные с клавиатуры.</text:p>
          </table:table-cell>
          <table:table-cell table:style-name="Table5.B2" office:value-type="string">
            <text:p text:style-name="P39"/>
          </table:table-cell>
          <table:table-cell table:style-name="Table5.E2" office:value-type="string">
            <text:p text:style-name="P39"/>
          </table:table-cell>
        </table:table-row>
        <table:table-row table:style-name="Table5.1">
          <table:table-cell table:style-name="Table5.A2" office:value-type="string">
            <text:p text:style-name="P40"/>
          </table:table-cell>
          <table:table-cell table:style-name="Table5.B2" office:value-type="string">
            <text:p text:style-name="P39">Удаление моделей</text:p>
          </table:table-cell>
          <table:table-cell table:style-name="Table5.B2" office:value-type="string">
            <text:p text:style-name="P39">При нажатии на выбранной строке в списке правой клавиши мыши и выборе в контекстном меню пункта "Удалить", выбранная строка удаляется.</text:p>
            <text:p text:style-name="P39"/>
            <text:p text:style-name="P39">При нажатии в меню навигации кнопки "Сохранить" изменения в списке сохраняются.</text:p>
          </table:table-cell>
          <table:table-cell table:style-name="Table5.B2" office:value-type="string">
            <text:p text:style-name="P39"/>
          </table:table-cell>
          <table:table-cell table:style-name="Table5.E2" office:value-type="string">
            <text:p text:style-name="P39"/>
          </table:table-cell>
        </table:table-row>
        <table:table-row table:style-name="Table5.1">
          <table:table-cell table:style-name="Table5.A16" office:value-type="string">
            <text:p text:style-name="P40"/>
          </table:table-cell>
          <table:table-cell table:style-name="Table5.B2" office:value-type="string">
            <text:p text:style-name="P39">Удаление марок</text:p>
            <text:p text:style-name="P38"/>
          </table:table-cell>
          <table:table-cell table:style-name="Table5.B2" office:value-type="string">
            <text:p text:style-name="P39">При нажатии на выбранной строке в списке правой клавиши мыши и выборе в контекстном меню пункта "Удалить", выбранная строка удаляется.</text:p>
            <text:p text:style-name="P39"/>
            <text:p text:style-name="P39"/>
            <text:p text:style-name="P39">При нажатии в меню навигации <text:soft-page-break/>кнопки "Сохранить" изменения в списке сохраняются.</text:p>
            <text:p text:style-name="P39"/>
            <text:p text:style-name="P39">Если у марок нет моделей, то удаление произойдет успешно. Иначе будет показана ошибка.</text:p>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Создание должностей</text:p>
          </table:table-cell>
          <table:table-cell table:style-name="Table5.B2" office:value-type="string">
            <text:p text:style-name="P39">При нажатии правой кнопкой мыши <text:s/>в поле "Должность" в экранной форме сотрудников и выборе в контекстном меню "Редактировать" <text:s/>открывается экранная форма должностей, со списком должностей, который имеет следующие поля:</text:p>
            <text:list text:style-name="L6">
              <text:list-item>
                <text:p text:style-name="P89">Краткое название</text:p>
              </text:list-item>
              <text:list-item>
                <text:p text:style-name="P89">Полное название</text:p>
              </text:list-item>
            </text:list>
            <text:p text:style-name="P39"/>
            <text:p text:style-name="P39">При нажатии правой кнопки мыши <text:s/>и выборе в контекстном меню "Вставить" в списке появится новая пустая строка.</text:p>
            <text:p text:style-name="P39"/>
            <text:p text:style-name="P43"><text:s/>При двойном нажатии левой клавиши мыши появляется возможность ввести данные с клавиатуры.</text:p>
            <text:p text:style-name="P43"/>
            <text:p text:style-name="P43">При нажатии в меню навигации кнопки "Сохранить" данные формы сохраняются.</text:p>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Удаление должностей</text:p>
          </table:table-cell>
          <table:table-cell table:style-name="Table5.B2" office:value-type="string">
            <text:p text:style-name="P39">При нажатии правой кнопки мыши на выбранной строке в списке и <text:soft-page-break/>выборе в контекстном меню пункта "Удалить", происходит удаление строки</text:p>
            <text:p text:style-name="P39"/>
            <text:p text:style-name="P43">При нажатии в меню навигации кнопки "Сохранить" данные формы сохраняются.</text:p>
            <text:p text:style-name="P43"/>
            <text:p text:style-name="P43">Если удаленная строка не используется никаким сотрудником, то данные успешно удалятся. Иначе выводится сообщение об ошибке</text:p>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41">Создание и удаление видов ТО</text:p>
          </table:table-cell>
          <table:table-cell table:style-name="Table5.B2" office:value-type="string">
            <text:p text:style-name="P39"/>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Создание вида ТО</text:p>
          </table:table-cell>
          <table:table-cell table:style-name="Table5.B2" office:value-type="string">
            <text:p text:style-name="P39">При двойном нажатии левой клавиши мыши на пункте Главного меню Справочники – Виды ТО откроется экранная форма видов ТО, со списком видов ТО, который содержит поля:</text:p>
            <text:list text:style-name="L7">
              <text:list-item>
                <text:p text:style-name="P91">Вид ТО</text:p>
              </text:list-item>
              <text:list-item>
                <text:p text:style-name="P91">Марка</text:p>
              </text:list-item>
              <text:list-item>
                <text:p text:style-name="P91">Модель</text:p>
              </text:list-item>
              <text:list-item>
                <text:p text:style-name="P91">Периодичность, км</text:p>
              </text:list-item>
            </text:list>
            <text:p text:style-name="P39"/>
            <text:p text:style-name="P39">При нажатии правой кнопки мыши и выборе в контекстном меню пункта "Вставить" откроется экранная форма вставки вида ТО</text:p>
            <text:p text:style-name="P39"/>
            <text:p text:style-name="P39">При нажатии кнопки с <text:soft-page-break/>изображением автомобиля около поля "Марка", откроется форма выбора марки.</text:p>
            <text:p text:style-name="P39"/>
            <text:p text:style-name="P39">При нажатии кнопки с изображением автомобиля около поля "Модель", откроется форма выбора модели.</text:p>
            <text:p text:style-name="P39"/>
            <text:p text:style-name="P39">При нажатии на поля "Периодичность", "Вид ТО", "Допуск" появляется возможность ввести данные с клавиатуры.</text:p>
            <text:p text:style-name="P39"/>
            <text:p text:style-name="P39">После завершения редактирования и нажатия кнопки "Ок" в углу формы, программап вернется в экранную форму со списком видов ТО, в который будет добавлена созданная нами строка.</text:p>
            <text:p text:style-name="P39"/>
            <text:p text:style-name="P39">При нажатии в меню навигации кнопки "Сохранить" введенные данные сохраняются.</text:p>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Удаление вида ТО</text:p>
          </table:table-cell>
          <table:table-cell table:style-name="Table5.B2" office:value-type="string">
            <text:p text:style-name="P39">При нажатии на выбранной строке в списке правой кнопки мыши и выборе в контекстном меню пункта "Удалить" вызывается экранная форма с детальным описанием вида ТО, который удаляется, при нажатии кнопки "Ок" в углу формы, вид ТО удаляется из списка видов <text:soft-page-break/>ТО.</text:p>
            <text:p text:style-name="P39"/>
            <text:p text:style-name="P39">При нажатии в меню навигации кнопки "Сохранить" измнения в списке видов ТО сохраняются</text:p>
            <text:p text:style-name="P39"/>
            <text:p text:style-name="P39">Если удаленный вид ТО не используется более нигде в Программе, то удаление происходит успешно, иначе выводится сообщение об ошибке.</text:p>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41">Создание и удаление видов топлива</text:p>
          </table:table-cell>
          <table:table-cell table:style-name="Table5.B2" office:value-type="string">
            <text:p text:style-name="P39"/>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Создание вида топлива</text:p>
          </table:table-cell>
          <table:table-cell table:style-name="Table5.B2" office:value-type="string">
            <text:p text:style-name="P39">При двойном нажатии левой клавиши мыши в Главном меню пункта Справочники – Виды топлива, открывается экранная форма видов топлива, со списком видов топлива, который содержит следующие поля:</text:p>
            <text:list text:style-name="L8">
              <text:list-item>
                <text:p text:style-name="P95">Краткое название</text:p>
              </text:list-item>
              <text:list-item>
                <text:p text:style-name="P95">Полное название</text:p>
              </text:list-item>
              <text:list-item>
                <text:p text:style-name="P95">Марка</text:p>
              </text:list-item>
              <text:list-item>
                <text:p text:style-name="P95">Модель</text:p>
              </text:list-item>
              <text:list-item>
                <text:p text:style-name="P95">Норма расхода, 100 км</text:p>
              </text:list-item>
              <text:list-item>
                <text:p text:style-name="P95">Сезон</text:p>
              </text:list-item>
            </text:list>
            <text:p text:style-name="P39"/>
            <text:p text:style-name="P39">При нажатии правой клавиши мыши и выборе в контекстном меню пункта "Вставить", в списке видов топлива появляется новая пустая строка.</text:p>
            <text:p text:style-name="P39"><text:soft-page-break/></text:p>
            <text:p text:style-name="P39">При двойном нажатии на полях "Краткое название", "Полное название", "Норма расхода, 100 км" левой клавиши мыши появляется возможность ввести данные с клавиатуры.</text:p>
            <text:p text:style-name="P39"/>
            <text:p text:style-name="P39">При нажатии правой клавиши мыши на поле "Марка" и выборе в контекстном меню "Редактировать", <text:s/>открывается экранная форма выбора марки автомобиля.</text:p>
            <text:p text:style-name="P39"/>
            <text:p text:style-name="P39">При нажатии правой клавиши мыши на поле "Модель" <text:s/>и выборе в контекстном меню "Редактировать", открывается экранная форма выбора модели для выбранной ранее марки.</text:p>
            <text:p text:style-name="P39"/>
            <text:p text:style-name="P39">При нажатии правой клавиши мыши на поле "Сезон" и выборе в контекстном меню "Выбрать сезон" появляется подменю с названиями сезонов: "Лето", "Зима"</text:p>
            <text:p text:style-name="P39"/>
            <text:p text:style-name="P39">При нажатии в меню навигации кнопки "Сохранить", введенные данные сохраняются <text:s/></text:p>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Удаление вида топлива</text:p>
          </table:table-cell>
          <table:table-cell table:style-name="Table5.B2" office:value-type="string">
            <text:p text:style-name="P39">При нажатии правой клавиши <text:soft-page-break/>мыши на выбранной строке в списке и выборе в контекстном меню пункта "Удалить" выбранная строка удаляется.</text:p>
            <text:p text:style-name="P39"/>
            <text:p text:style-name="P39">При нажатии в меню навигации кнопки "Сохранить" изменения в списке сохраняются.</text:p>
            <text:p text:style-name="P39"/>
            <text:p text:style-name="P39">Если удаляемый вид топлива не используется более нигде в системе, то удаление будет успешно, иначе выводится сообщение об ошибке.</text:p>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40">Создание и удаление физических лиц</text:p>
          </table:table-cell>
          <table:table-cell table:style-name="Table5.B2" office:value-type="string">
            <text:p text:style-name="P39"/>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Создание физических лиц</text:p>
          </table:table-cell>
          <table:table-cell table:style-name="Table5.B2" office:value-type="string">
            <text:p text:style-name="P39">При двойном нажатии левой клавиши мыши в Главном меню пункта "Справочники – Физ. лица" откроется экранная форма со списком физических лиц, который содержит следующие поля:</text:p>
            <text:list text:style-name="L9">
              <text:list-item>
                <text:p text:style-name="P101">Фамилия</text:p>
              </text:list-item>
              <text:list-item>
                <text:p text:style-name="P101">Имя</text:p>
              </text:list-item>
              <text:list-item>
                <text:p text:style-name="P101">Отчество</text:p>
              </text:list-item>
              <text:list-item>
                <text:p text:style-name="P101">Пол</text:p>
              </text:list-item>
              <text:list-item>
                <text:p text:style-name="P101">Дата рождения</text:p>
              </text:list-item>
              <text:list-item>
                <text:p text:style-name="P101">Мобильный телефон</text:p>
              </text:list-item>
              <text:list-item>
                <text:p text:style-name="P101">Рабочий телефон</text:p>
              </text:list-item>
              <text:list-item>
                <text:p text:style-name="P101">Домашний телефон</text:p>
              </text:list-item>
            </text:list>
            <text:p text:style-name="P39"/>
            <text:p text:style-name="P39"><text:soft-page-break/>При нажатии правой клавиши мыши и выборе в контекстном меню пункта "Вставить" появляется новая пустая строка в списке физических лиц.</text:p>
            <text:p text:style-name="P39"/>
            <text:p text:style-name="P39">При двойном нажатии левой клавиши мыши на полях "Пол", "Фамилия", "Имя", "Отчество" появляется возможность ввести данные с клавиатуры</text:p>
            <text:p text:style-name="P39"/>
            <text:p text:style-name="P39">При нажатии правой клавиши мыши на поле "Дата рождения" и выборе в контекстном меню "Редактировать" открывается форма выбора даты.</text:p>
            <text:p text:style-name="P39"/>
            <text:p text:style-name="P39">При нажатии в меню навигации кнопки "Сохранить" данные списка сохраняются.</text:p>
            <text:p text:style-name="P39"/>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Удаление физических лиц</text:p>
          </table:table-cell>
          <table:table-cell table:style-name="Table5.B2" office:value-type="string">
            <text:p text:style-name="P39">При нажатии правой клавиши мыши на выбранной строке в списке и выборе пункта контекстного меню "Удалить", происходит удаление выбранной строки</text:p>
            <text:p text:style-name="P39"/>
            <text:p text:style-name="P39">При нажатии в меню навигации кнопки "Сохранить" изменения сохраняются.</text:p>
            <text:p text:style-name="P39"><text:soft-page-break/>Если выбранная строка не испрользуется нигде более в Программе, то изменения сохранятся успешно, иначе выводится сообщение об ошибке.</text:p>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41">Создание путевых листов</text:p>
          </table:table-cell>
          <table:table-cell table:style-name="Table5.B2" office:value-type="string">
            <text:p text:style-name="P39"/>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Создание путевого листа</text:p>
          </table:table-cell>
          <table:table-cell table:style-name="Table5.B2" office:value-type="string">
            <text:p text:style-name="P39">При двойном нажатии левой клавиши мыши и выборе в Главном меню пункта "Путевые листы" открывается экранная форма, которая отображает путевые листы на грузовые и легковые автомобили за выбранный временной период. В данных списках присутствуют следующие поля:</text:p>
            <text:list text:style-name="L10">
              <text:list-item>
                <text:p text:style-name="P110">Дата</text:p>
              </text:list-item>
              <text:list-item>
                <text:p text:style-name="P110">№ п/л</text:p>
              </text:list-item>
              <text:list-item>
                <text:p text:style-name="P110">№ СТП</text:p>
              </text:list-item>
              <text:list-item>
                <text:p text:style-name="P110">Марка – Модель</text:p>
              </text:list-item>
              <text:list-item>
                <text:p text:style-name="P110">ФИО водителя</text:p>
              </text:list-item>
              <text:list-item>
                <text:p text:style-name="P110">Время выезда факт.</text:p>
              </text:list-item>
              <text:list-item>
                <text:p text:style-name="P110">Время въезда факт.</text:p>
              </text:list-item>
              <text:list-item>
                <text:p text:style-name="P110">Состояние п/л</text:p>
              </text:list-item>
            </text:list>
            <text:p text:style-name="P39"/>
            <text:p text:style-name="P39">При нажатии правой клавиши мыши на выбранной строке и выборе в контекстном меню "Вставить" открывается форма вставки путевого листа. При этом, подставляются значения <text:soft-page-break/>автомобиля, который был выбран в списке путевых листов при вставке.</text:p>
            <text:p text:style-name="P39"/>
            <text:p text:style-name="P39">При нажатии правой клавиши мыши и выборе в контекстном меню пункта "Вставить п/л на новую машину" откроется экранная форма вставки путевого листа без заполненных полей автомобиля. На данной форме присутствуют следующие поля:</text:p>
            <text:p text:style-name="P39"/>
            <text:list text:style-name="L11">
              <text:list-item>
                <text:p text:style-name="P118">№ п/л</text:p>
              </text:list-item>
              <text:list-item>
                <text:p text:style-name="P118">Дата</text:p>
              </text:list-item>
              <text:list-item>
                <text:p text:style-name="P118">Вид путевого листа</text:p>
              </text:list-item>
              <text:list-item>
                <text:p text:style-name="P118">Состояние путевого листа</text:p>
              </text:list-item>
              <text:list-item>
                <text:p text:style-name="P118">Норма расхода на 100 км</text:p>
              </text:list-item>
              <text:list-item>
                <text:p text:style-name="P118">Расход на 100 км</text:p>
              </text:list-item>
              <text:list-item>
                <text:p text:style-name="P118">Организация</text:p>
              </text:list-item>
              <text:list-item>
                <text:p text:style-name="P118">№ СТП</text:p>
              </text:list-item>
              <text:list-item>
                <text:p text:style-name="P118">Марка – Модель</text:p>
              </text:list-item>
              <text:list-item>
                <text:p text:style-name="P118">Тип топлива</text:p>
              </text:list-item>
              <text:list-item>
                <text:p text:style-name="P118">Водитель №1</text:p>
              </text:list-item>
              <text:list-item>
                <text:p text:style-name="P118">Водитель №2</text:p>
              </text:list-item>
              <text:list-item>
                <text:p text:style-name="P118">Дата и время выезда автомобиля</text:p>
              </text:list-item>
              <text:list-item>
                <text:p text:style-name="P118">Дата и время въезда автомобиля</text:p>
              </text:list-item>
              <text:list-item>
                <text:p text:style-name="P118">Показание спидометра при выезде</text:p>
              </text:list-item>
              <text:list-item>
                <text:p text:style-name="P118"><text:soft-page-break/>Показание спидометра при въезде</text:p>
              </text:list-item>
              <text:list-item>
                <text:p text:style-name="P118">Остаток топлива при выезде</text:p>
              </text:list-item>
              <text:list-item>
                <text:p text:style-name="P118">Остаток топлива при въезде</text:p>
              </text:list-item>
              <text:list-item>
                <text:p text:style-name="P118">Выдача горючего</text:p>
              </text:list-item>
              <text:list-item>
                <text:p text:style-name="P118">Возврат горючего</text:p>
              </text:list-item>
              <text:list-item>
                <text:p text:style-name="P118">Пробег</text:p>
              </text:list-item>
              <text:list-item>
                <text:p text:style-name="P118">Расход горючего</text:p>
              </text:list-item>
            </text:list>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
          </table:table-cell>
          <table:table-cell table:style-name="Table5.B2" office:value-type="string">
            <text:p text:style-name="P39"/>
          </table:table-cell>
          <table:table-cell table:style-name="Table5.B2" office:value-type="string">
            <text:p text:style-name="P44"/>
          </table:table-cell>
          <table:table-cell table:style-name="Table5.E2" office:value-type="string">
            <text:p text:style-name="P44"/>
          </table:table-cell>
        </table:table-row>
        <table:table-row table:style-name="Table5.1">
          <table:table-cell table:style-name="Table5.A16" office:value-type="string">
            <text:p text:style-name="P40"/>
          </table:table-cell>
          <table:table-cell table:style-name="Table5.B2" office:value-type="string">
            <text:p text:style-name="P39"/>
          </table:table-cell>
          <table:table-cell table:style-name="Table5.B2" office:value-type="string">
            <text:p text:style-name="P39"/>
          </table:table-cell>
          <table:table-cell table:style-name="Table5.B2" office:value-type="string">
            <text:p text:style-name="P44"/>
          </table:table-cell>
          <table:table-cell table:style-name="Table5.E2" office:value-type="string">
            <text:p text:style-name="P44"/>
          </table:table-cell>
        </table:table-row>
      </table:table>
      <text:p text:style-name="P45">ЭТО ПОСЛЕДНЯЯ СТРАНИЦА ДОКУМЕНТА</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ru" fo:country="RU"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list-style-name="Outline" style:class="text" style:default-outline-level="1">
      <style:paragraph-properties fo:margin-left="0cm" fo:margin-right="0cm" fo:margin-top="0.212cm" fo:margin-bottom="0.423cm" fo:text-indent="0cm" style:auto-text-indent="false" style:border-line-width-bottom="0.002cm 0.035cm 0.002cm" fo:padding-left="0cm" fo:padding-right="0cm" fo:padding-top="0cm" fo:padding-bottom="0.035cm" fo:border-left="none" fo:border-right="none" fo:border-top="none" fo:border-bottom="0.039cm double #000000" fo:keep-with-next="always"/>
      <style:text-properties fo:text-transform="uppercase" style:font-name="Arial Black" fo:font-size="14pt" fo:font-weight="bold" style:font-size-asian="14pt" style:font-weight-asian="bold" style:font-size-complex="12pt"/>
    </style:style>
    <style:style style:name="Heading_20_2" style:display-name="Heading 2" style:family="paragraph" style:parent-style-name="Heading_20_1" style:next-style-name="Text_20_body" style:list-style-name="Outline" style:class="text" style:default-outline-level="2">
      <style:paragraph-properties fo:margin-left="0cm" fo:margin-right="0cm" fo:margin-top="0.212cm" fo:margin-bottom="0.212cm" fo:line-height="0.423cm" fo:text-indent="0cm" style:auto-text-indent="false" fo:padding="0cm" fo:border="none" fo:keep-with-next="auto"/>
      <style:text-properties style:font-name="Arial" fo:font-size="12pt" fo:font-weight="normal" style:font-size-asian="12pt" style:font-weight-asian="normal"/>
    </style:style>
    <style:style style:name="Heading_20_3" style:display-name="Heading 3" style:family="paragraph" style:parent-style-name="Heading_20_1" style:next-style-name="Text_20_body" style:list-style-name="Outline" style:class="text" style:default-outline-level="3">
      <style:paragraph-properties fo:margin-left="0cm" fo:margin-right="0cm" fo:text-indent="0cm" style:auto-text-indent="false" fo:padding="0cm" fo:border="none"/>
      <style:text-properties fo:font-variant="normal" fo:text-transform="none" style:font-name="Arial" fo:font-size="11pt" fo:font-style="italic" fo:font-weight="normal" style:font-size-asian="11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line-height="100%" fo:text-indent="0cm" style:auto-text-indent="false" fo:padding="0cm" fo:border="none"/>
      <style:text-properties style:font-name="Arial"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text-underline-style="solid" style:text-underline-width="auto" style:text-underline-color="font-color"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margin-top="0cm" fo:margin-bottom="0.282cm" fo:line-height="100%" style:border-line-width-bottom="0.002cm 0.035cm 0.002cm" fo:padding-left="0cm" fo:padding-right="0cm" fo:padding-top="0cm" fo:padding-bottom="0.035cm" fo:border-left="none" fo:border-right="none" fo:border-top="none" fo:border-bottom="0.039cm double #000000"/>
      <style:text-properties style:font-name="Arial Black"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8pt" fo:language="en" fo:country="AU" fo:font-style="italic" style:font-size-asian="18pt" style:font-style-asian="italic"/>
    </style:style>
    <style:style style:name="Обычный_20_отступ" style:display-name="Обычный отступ"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font-style-complex="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8pt" style:font-size-asian="8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106cm" fo:margin-bottom="0.106cm" fo:keep-together="always"/>
    </style:style>
    <style:style style:name="Схема_20_документа" style:display-name="Схема документа"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size="9pt" style:font-size-asian="9pt"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font-size-complex="9pt"/>
    </style:style>
    <style:style style:name="Основной_20_текст_20_2" style:display-name="Основной текст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cm" fo:margin-bottom="0.212cm" fo:line-height="100%" fo:text-align="justify" style:justify-single-word="false" fo:orphans="2" fo:widows="2"/>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635cm" style:auto-text-indent="false">
        <style:tab-stops>
          <style:tab-stop style:position="0cm"/>
        </style:tab-stops>
      </style:paragraph-properties>
    </style:style>
    <style:style style:name="InfoBlue" style:family="paragraph" style:parent-style-name="Standard" style:next-style-name="Text_20_body">
      <style:paragraph-properties fo:margin-left="1.346cm" fo:margin-right="0cm" fo:margin-top="0.212cm" fo:margin-bottom="0.212cm" fo:text-indent="0cm" style:auto-text-indent="false"/>
      <style:text-properties fo:color="#0000ff" fo:font-style="italic" style:font-style-asian="italic"/>
    </style:style>
    <style:style style:name="Style_20_Tabletext_20__2b__20_Bold_20_Centered" style:display-name="Style Tabletext + Bold Centered" style:family="paragraph" style:parent-style-name="Tabletext">
      <style:paragraph-properties fo:text-align="center" style:justify-single-word="false"/>
      <style:text-properties fo:font-weight="bold" style:font-weight-asian="bold" style:font-weight-complex="bold"/>
    </style:style>
    <style:style style:name="Style_20_Style_20_Tabletext_20__2b__20_Bold_20_Centered_20__2b__20_Left" style:display-name="Style Style Tabletext + Bold Centered + Left" style:family="paragraph" style:parent-style-name="Style_20_Tabletext_20__2b__20_Bold_20_Centered">
      <style:paragraph-properties fo:margin-top="0.212cm" fo:margin-bottom="0.106cm" fo:line-height="100%" fo:text-align="start" style:justify-single-word="false"/>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preamble" style:family="paragraph" style:parent-style-name="Body">
      <style:paragraph-properties fo:margin-left="5.502cm" fo:margin-right="0cm" fo:text-indent="0cm" style:auto-text-indent="false" fo:padding-left="0.141cm" fo:padding-right="0cm" fo:padding-top="0cm" fo:padding-bottom="0cm" fo:border-left="0.018cm solid #000000" fo:border-right="none" fo:border-top="none" fo:border-bottom="none"/>
      <style:text-properties fo:font-weight="bold" style:font-weight-asian="bold"/>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Обычный_20__28_веб_29_" style:display-name="Обычный (веб)" style:family="paragraph" style:parent-style-name="Standard">
      <style:paragraph-properties fo:margin-top="0.494cm" fo:margin-bottom="0.494cm" fo:line-height="100%" fo:orphans="2" fo:widows="2"/>
      <style:text-properties style:font-name="Times New Roman" fo:font-size="12pt" style:font-size-asian="12pt" style:font-size-complex="12pt"/>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Основной_20_текст_20__2b__20_Список" style:display-name="Основной текст + Список" style:family="paragraph" style:parent-style-name="Text_20_body" style:list-style-name="WW8Num2">
      <style:paragraph-properties fo:margin-left="0cm" fo:margin-right="0cm" fo:margin-top="0cm" fo:margin-bottom="0.106cm" fo:text-indent="0cm" style:auto-text-indent="false">
        <style:tab-stops>
          <style:tab-stop style:position="11.001cm" style:leader-style="dotted" style:leader-text="."/>
        </style:tab-stops>
      </style:paragraph-properties>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Endnote" style:family="paragraph" style:parent-style-name="Standard" style:class="extra"/>
    <style:style style:name="Текст_20_в_20_таблице" style:display-name="Текст в таблице" style:family="paragraph" style:parent-style-name="Standard">
      <style:paragraph-properties fo:line-height="100%" fo:keep-together="always" fo:orphans="2" fo:widows="2"/>
      <style:text-properties fo:font-size="12pt" style:font-size-asian="12pt"/>
    </style:style>
    <style:style style:name="Наименование_20_системы" style:display-name="Наименование системы" style:family="paragraph" style:parent-style-name="Standard">
      <style:paragraph-properties fo:margin-top="1.905cm" fo:margin-bottom="0cm" fo:line-height="150%" fo:text-align="center" style:justify-single-word="false" fo:orphans="2" fo:widows="2"/>
      <style:text-properties fo:text-transform="uppercase" fo:font-size="14pt" fo:language="zxx" fo:country="none" style:font-size-asian="14pt" style:language-asian="zxx" style:country-asian="none"/>
    </style:style>
    <style:style style:name="Наименование_20_программы" style:display-name="Наименование программы" style:family="paragraph" style:parent-style-name="Наименование_20_системы">
      <style:paragraph-properties fo:margin-top="0.212cm" fo:margin-bottom="0cm"/>
      <style:text-properties fo:font-weight="bold" style:font-weight-asian="bold"/>
    </style:style>
    <style:style style:name="Наименование_20_документа" style:display-name="Наименование документа" style:family="paragraph">
      <style:paragraph-properties fo:margin-top="0.212cm" fo:margin-bottom="0.212cm" fo:text-align="center" style:justify-single-word="false" fo:orphans="2" fo:widows="2"/>
      <style:text-properties style:use-window-font-color="true" style:font-name="Arial" fo:font-size="14pt" fo:language="en" fo:country="US" fo:font-weight="bold" style:font-name-asian="Arial" style:font-size-asian="14pt" style:language-asian="zxx" style:country-asian="none" style:font-weight-asian="bold" style:font-name-complex="Times New Roman" style:font-size-complex="10pt" style:language-complex="ar" style:country-complex="SA"/>
    </style:style>
    <style:style style:name="Код_20_документа" style:display-name="Код документа" style:family="paragraph">
      <style:paragraph-properties fo:margin-top="0.212cm" fo:margin-bottom="0cm" fo:text-align="center" style:justify-single-word="false" fo:orphans="2" fo:widows="2"/>
      <style:text-properties fo:text-transform="uppercase" style:use-window-font-color="true" style:font-name="Arial" fo:font-size="12pt" fo:language="en" fo:country="US" style:font-name-asian="Arial" style:font-size-asian="12pt" style:language-asian="zxx" style:country-asian="none" style:font-name-complex="Times New Roman" style:font-size-complex="10pt" style:language-complex="ar" style:country-complex="SA"/>
    </style:style>
    <style:style style:name="TOC_20_Base" style:display-name="TOC Base" style:family="paragraph" style:parent-style-name="Standard">
      <style:paragraph-properties fo:margin-top="0cm" fo:margin-bottom="0.423cm" fo:text-align="justify" style:justify-single-word="false" fo:orphans="2" fo:widows="2">
        <style:tab-stops>
          <style:tab-stop style:position="11.43cm" style:type="right" style:leader-style="dotted" style:leader-text="."/>
        </style:tab-stops>
      </style:paragraph-properties>
      <style:text-properties fo:letter-spacing="-0.009cm"/>
    </style:style>
    <style:style style:name="Heading_20_Base" style:display-name="Heading Base" style:family="paragraph" style:parent-style-name="Standard" style:next-style-name="Standard">
      <style:paragraph-properties fo:margin-left="1.905cm" fo:margin-right="0cm" fo:margin-top="0.247cm" fo:margin-bottom="0.423cm" style:line-height-at-least="0.388cm" fo:text-align="justify" style:justify-single-word="false" fo:keep-together="always" fo:orphans="2" fo:widows="2" fo:text-indent="0cm" style:auto-text-indent="false" fo:keep-with-next="always"/>
      <style:text-properties fo:font-size="11pt" fo:letter-spacing="-0.035cm" fo:font-weight="bold" style:letter-kerning="true" style:font-size-asian="11pt" style:font-weight-asian="bold"/>
    </style:style>
    <style:style style:name="Название_20_таблицы" style:display-name="Название таблицы" style:family="paragraph" style:parent-style-name="Standard" style:list-style-name="WW8Num19">
      <style:paragraph-properties fo:margin-left="0cm" fo:margin-right="0cm" fo:keep-together="always" fo:text-indent="0cm" style:auto-text-indent="false" fo:keep-with-next="always"/>
      <style:text-properties fo:font-style="italic" style:font-style-asian="italic"/>
    </style:style>
    <style:style style:name="Маркированный_20_список_20_с_20_отступом" style:display-name="Маркированный список с отступом" style:family="paragraph" style:parent-style-name="Standard" style:list-style-name="WW8Num18">
      <style:paragraph-properties fo:margin-left="0cm" fo:margin-right="0cm" fo:line-height="150%" fo:text-align="justify" style:justify-single-word="false" fo:orphans="2" fo:widows="2" fo:text-indent="0cm" style:auto-text-indent="false"/>
      <style:text-properties style:font-name="Times New Roman" fo:font-size="12pt" style:font-size-asian="12pt" style:font-size-complex="12pt"/>
    </style:style>
    <style:style style:name="Демченко" style:family="paragraph" style:parent-style-name="Standard">
      <style:paragraph-properties fo:margin-left="0cm" fo:margin-right="0cm" fo:line-height="100%" fo:text-align="justify" style:justify-single-word="false" fo:orphans="2" fo:widows="2" fo:text-indent="1.016cm" style:auto-text-indent="false"/>
      <style:text-properties style:font-name="Times New Roman" fo:font-size="12pt" style:font-size-asian="12pt" style:font-size-complex="12pt"/>
    </style:style>
    <style:style style:name="Буквенный_20_список" style:display-name="Буквенный список" style:family="paragraph" style:parent-style-name="Основной_20_текст_20_2">
      <style:paragraph-properties fo:margin-left="1.251cm" fo:margin-right="0cm" fo:margin-top="0.212cm" fo:margin-bottom="0cm" fo:line-height="150%" fo:text-align="justify" style:justify-single-word="false" fo:orphans="2" fo:widows="2" fo:text-indent="0cm" style:auto-text-indent="false"/>
      <style:text-properties fo:color="#000000" style:font-name="Times New Roman" fo:font-size="12pt" fo:font-style="normal" style:font-size-asian="12pt" style:font-style-asian="normal"/>
    </style:style>
    <style:style style:name="Б_5f_Нумерованный_20_список" style:display-name="Б_Нумерованный список" style:family="paragraph" style:parent-style-name="Основной_20_текст_20_2">
      <style:paragraph-properties fo:margin-left="3.251cm" fo:margin-right="0cm" fo:margin-top="0.212cm" fo:margin-bottom="0cm" fo:line-height="150%" fo:text-align="justify" style:justify-single-word="false" fo:orphans="2" fo:widows="2" fo:text-indent="-0.75cm" style:auto-text-indent="false"/>
      <style:text-properties fo:color="#000000" style:font-name="Times New Roman" fo:font-size="12pt" fo:font-style="normal" style:font-size-asian="12pt" style:font-style-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bodytext" style:family="paragraph" style:parent-style-name="Standard">
      <style:paragraph-properties fo:margin-top="0.494cm" fo:margin-bottom="0.494cm"/>
    </style:style>
    <style:style style:name="WW8Num1z0" style:family="text">
      <style:text-properties style:font-name="Symbol"/>
    </style:style>
    <style:style style:name="WW8Num2z0" style:family="text">
      <style:text-properties style:font-name="Aria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5z0" style:family="text">
      <style:text-properties style:font-name="Times New Roman" fo:font-weight="bold" style:font-weight-asian="bold" style:font-name-complex="Times New Roman"/>
    </style:style>
    <style:style style:name="WW8Num5z1" style:family="text">
      <style:text-properties style:font-name="Courier New" style:font-name-complex="Courier New"/>
    </style:style>
    <style:style style:name="WW8Num5z2" style:family="text">
      <style:text-properties style:font-name="Symbol" fo:font-weight="bold" style:font-weight-asian="bold"/>
    </style:style>
    <style:style style:name="WW8Num5z3" style:family="text">
      <style:text-properties style:font-name="Symbol"/>
    </style:style>
    <style:style style:name="WW8Num5z5"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6z0" style:family="text">
      <style:text-properties style:font-name="Aria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3z3" style:family="text">
      <style:text-properties fo:font-weight="normal" style:font-weight-asian="normal"/>
    </style:style>
    <style:style style:name="WW8Num23z5" style:family="text">
      <style:text-properties fo:font-weight="bold" style:font-weight-asian="bold"/>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Times New Roman" style:font-name-asian="Times New Roman" style:font-name-complex="Times New Roman"/>
    </style:style>
    <style:style style:name="WW8Num25z5" style:family="text">
      <style:text-properties style:font-name="Wingdings"/>
    </style:style>
    <style:style style:name="WW8Num26z0" style:family="text">
      <style:text-properties style:font-name="Symbol"/>
    </style:style>
    <style:style style:name="WW8Num28z0" style:family="text">
      <style:text-properties style:font-name="Aria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0z0" style:family="text">
      <style:text-properties style:font-name="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font-name="Arial"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Heading_20_1_20_Char" style:display-name="Heading 1 Char" style:family="text" style:parent-style-name="Основной_20_шрифт_20_абзаца">
      <style:text-properties fo:text-transform="uppercase" style:font-name="Arial Black" fo:font-size="14pt" fo:language="en" fo:country="US" fo:font-weight="bold" style:font-size-asian="14pt" style:font-weight-asian="bold" style:font-size-complex="12pt" style:language-complex="ar" style:country-complex="SA"/>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consecutive-numbering="true">
      <text:list-level-style-bullet text:level="1" text:style-name="WW8Num1z0" style:num-suffix="." text:bullet-char="">
        <style:list-level-properties text:space-before="1.251cm" text:min-label-width="0.635cm"/>
        <style:text-properties style:font-name="Symbol"/>
      </text:list-level-style-bullet>
      <text:list-level-style-number text:level="2" style:num-suffix=")" style:num-format="1">
        <style:list-level-properties text:space-before="1.27cm" text:min-label-width="0.741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101cm" text:min-label-width="0.169cm"/>
        <style:text-properties style:font-name="Aria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50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76cm" text:min-label-width="0.635cm"/>
        <style:text-properties style:font-name="Times New Roman"/>
      </text:list-level-style-bullet>
      <text:list-level-style-bullet text:level="2" text:style-name="WW8Num5z1" style:num-suffix="." text:bullet-char="o">
        <style:list-level-properties text:space-before="3.078cm" text:min-label-width="0.635cm"/>
        <style:text-properties style:font-name="Courier New1"/>
      </text:list-level-style-bullet>
      <text:list-level-style-bullet text:level="3" text:style-name="WW8Num5z2" style:num-suffix="." text:bullet-char="">
        <style:list-level-properties text:space-before="4.348cm" text:min-label-width="0.635cm"/>
        <style:text-properties style:font-name="Symbol"/>
      </text:list-level-style-bullet>
      <text:list-level-style-bullet text:level="4" text:style-name="WW8Num5z3" style:num-suffix="." text:bullet-char="">
        <style:list-level-properties text:space-before="5.618cm" text:min-label-width="0.635cm"/>
        <style:text-properties style:font-name="Symbol"/>
      </text:list-level-style-bullet>
      <text:list-level-style-bullet text:level="5" text:style-name="WW8Num5z1" style:num-suffix="." text:bullet-char="o">
        <style:list-level-properties text:space-before="6.888cm" text:min-label-width="0.635cm"/>
        <style:text-properties style:font-name="Courier New1"/>
      </text:list-level-style-bullet>
      <text:list-level-style-bullet text:level="6" text:style-name="WW8Num5z5" style:num-suffix="." text:bullet-char="">
        <style:list-level-properties text:space-before="8.158cm" text:min-label-width="0.635cm"/>
        <style:text-properties style:font-name="Wingdings"/>
      </text:list-level-style-bullet>
      <text:list-level-style-bullet text:level="7" text:style-name="WW8Num5z3" style:num-suffix="." text:bullet-char="">
        <style:list-level-properties text:space-before="9.428cm" text:min-label-width="0.635cm"/>
        <style:text-properties style:font-name="Symbol"/>
      </text:list-level-style-bullet>
      <text:list-level-style-bullet text:level="8" text:style-name="WW8Num5z1" style:num-suffix="." text:bullet-char="o">
        <style:list-level-properties text:space-before="10.698cm" text:min-label-width="0.635cm"/>
        <style:text-properties style:font-name="Courier New1"/>
      </text:list-level-style-bullet>
      <text:list-level-style-bullet text:level="9" text:style-name="WW8Num5z5" style:num-suffix="." text:bullet-char="">
        <style:list-level-properties text:space-before="11.9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508cm" text:min-label-width="0.635cm"/>
        <style:text-properties style:font-name="Symbol"/>
      </text:list-level-style-bullet>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1.251cm" text:min-label-width="0.635cm"/>
        <style:text-properties style:font-name="Symbol"/>
      </text:list-level-style-bullet>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1.905cm" text:min-label-width="1.27cm"/>
      </text:list-level-style-number>
      <text:list-level-style-number text:level="4" style:num-suffix="." style:num-format="1" text:display-levels="4">
        <style:list-level-properties text:space-before="2.54cm" text:min-label-width="1.905cm"/>
      </text:list-level-style-number>
      <text:list-level-style-number text:level="5" style:num-suffix="." style:num-format="1" text:display-levels="5">
        <style:list-level-properties text:space-before="3.175cm" text:min-label-width="2.54cm"/>
      </text:list-level-style-number>
      <text:list-level-style-number text:level="6" style:num-suffix="." style:num-format="1" text:display-levels="6">
        <style:list-level-properties text:space-before="3.81cm" text:min-label-width="2.54cm"/>
      </text:list-level-style-number>
      <text:list-level-style-number text:level="7" style:num-suffix="." style:num-format="1" text:display-levels="7">
        <style:list-level-properties text:space-before="4.445cm" text:min-label-width="3.175cm"/>
      </text:list-level-style-number>
      <text:list-level-style-number text:level="8" style:num-suffix="." style:num-format="1" text:display-levels="8">
        <style:list-level-properties text:space-before="5.08cm" text:min-label-width="3.81cm"/>
      </text:list-level-style-number>
      <text:list-level-style-number text:level="9" style:num-suffix="." style:num-format="1" text:display-levels="9">
        <style:list-level-properties text:space-before="5.715cm" text:min-label-width="3.81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307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0.328cm" text:min-label-width="0.635cm"/>
        <style:text-properties style:font-name="Courier New1"/>
      </text:list-level-style-bullet>
      <text:list-level-style-bullet text:level="3" text:style-name="WW8Num10z2" style:num-suffix="." text:bullet-char="">
        <style:list-level-properties text:space-before="1.598cm" text:min-label-width="0.635cm"/>
        <style:text-properties style:font-name="Wingdings"/>
      </text:list-level-style-bullet>
      <text:list-level-style-bullet text:level="4" text:style-name="WW8Num10z0" style:num-suffix="." text:bullet-char="">
        <style:list-level-properties text:space-before="2.868cm" text:min-label-width="0.635cm"/>
        <style:text-properties style:font-name="Symbol"/>
      </text:list-level-style-bullet>
      <text:list-level-style-bullet text:level="5" text:style-name="WW8Num10z1" style:num-suffix="." text:bullet-char="o">
        <style:list-level-properties text:space-before="4.138cm" text:min-label-width="0.635cm"/>
        <style:text-properties style:font-name="Courier New1"/>
      </text:list-level-style-bullet>
      <text:list-level-style-bullet text:level="6" text:style-name="WW8Num10z2" style:num-suffix="." text:bullet-char="">
        <style:list-level-properties text:space-before="5.408cm" text:min-label-width="0.635cm"/>
        <style:text-properties style:font-name="Wingdings"/>
      </text:list-level-style-bullet>
      <text:list-level-style-bullet text:level="7" text:style-name="WW8Num10z0" style:num-suffix="." text:bullet-char="">
        <style:list-level-properties text:space-before="6.678cm" text:min-label-width="0.635cm"/>
        <style:text-properties style:font-name="Symbol"/>
      </text:list-level-style-bullet>
      <text:list-level-style-bullet text:level="8" text:style-name="WW8Num10z1" style:num-suffix="." text:bullet-char="o">
        <style:list-level-properties text:space-before="7.948cm" text:min-label-width="0.635cm"/>
        <style:text-properties style:font-name="Courier New1"/>
      </text:list-level-style-bullet>
      <text:list-level-style-bullet text:level="9" text:style-name="WW8Num10z2" style:num-suffix="." text:bullet-char="">
        <style:list-level-properties text:space-before="9.21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886cm"/>
        <style:text-properties style:font-name="Symbol"/>
      </text:list-level-style-bullet>
      <text:list-level-style-bullet text:level="2" text:style-name="WW8Num11z1" style:num-suffix="." text:bullet-char="o">
        <style:list-level-properties text:space-before="3.791cm" text:min-label-width="0.635cm"/>
        <style:text-properties style:font-name="Courier New1"/>
      </text:list-level-style-bullet>
      <text:list-level-style-bullet text:level="3" text:style-name="WW8Num11z2" style:num-suffix="." text:bullet-char="">
        <style:list-level-properties text:space-before="5.061cm" text:min-label-width="0.635cm"/>
        <style:text-properties style:font-name="Wingdings"/>
      </text:list-level-style-bullet>
      <text:list-level-style-bullet text:level="4" text:style-name="WW8Num11z0" style:num-suffix="." text:bullet-char="">
        <style:list-level-properties text:space-before="6.331cm" text:min-label-width="0.635cm"/>
        <style:text-properties style:font-name="Symbol"/>
      </text:list-level-style-bullet>
      <text:list-level-style-bullet text:level="5" text:style-name="WW8Num11z1" style:num-suffix="." text:bullet-char="o">
        <style:list-level-properties text:space-before="7.601cm" text:min-label-width="0.635cm"/>
        <style:text-properties style:font-name="Courier New1"/>
      </text:list-level-style-bullet>
      <text:list-level-style-bullet text:level="6" text:style-name="WW8Num11z2" style:num-suffix="." text:bullet-char="">
        <style:list-level-properties text:space-before="8.871cm" text:min-label-width="0.635cm"/>
        <style:text-properties style:font-name="Wingdings"/>
      </text:list-level-style-bullet>
      <text:list-level-style-bullet text:level="7" text:style-name="WW8Num11z0" style:num-suffix="." text:bullet-char="">
        <style:list-level-properties text:space-before="10.141cm" text:min-label-width="0.635cm"/>
        <style:text-properties style:font-name="Symbol"/>
      </text:list-level-style-bullet>
      <text:list-level-style-bullet text:level="8" text:style-name="WW8Num11z1" style:num-suffix="." text:bullet-char="o">
        <style:list-level-properties text:space-before="11.411cm" text:min-label-width="0.635cm"/>
        <style:text-properties style:font-name="Courier New1"/>
      </text:list-level-style-bullet>
      <text:list-level-style-bullet text:level="9" text:style-name="WW8Num11z2" style:num-suffix="." text:bullet-char="">
        <style:list-level-properties text:space-before="12.68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suffix="." style:num-format="1" text:display-levels="8">
        <style:list-level-properties text:space-before="6.985cm" text:min-label-width="2.159cm"/>
      </text:list-level-style-number>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7cm"/>
        <style:text-properties style:font-name="Aria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bullet text:level="2" text:style-name="WW8Num18z1" style:num-suffix="." text:bullet-char="">
        <style:list-level-properties text:space-before="1.905cm" text:min-label-width="0.531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Таблица "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2.143cm"/>
        <style:text-properties style:font-name="Symbol"/>
      </text:list-level-style-bullet>
      <text:list-level-style-number text:level="2" style:num-suffix="." style:num-format="a" style:num-letter-sync="true">
        <style:list-level-properties text:space-before="2.667cm" text:min-label-width="0.635cm"/>
      </text:list-level-style-number>
      <text:list-level-style-number text:level="3" style:num-suffix="." style:num-format="i">
        <style:list-level-properties text:min-label-width="4.572cm" text:min-label-distance="0.318cm" fo:text-align="end"/>
      </text:list-level-style-number>
      <text:list-level-style-number text:level="4" style:num-suffix="." style:num-format="1">
        <style:list-level-properties text:space-before="5.207cm" text:min-label-width="0.635cm"/>
      </text:list-level-style-number>
      <text:list-level-style-number text:level="5" style:num-suffix="." style:num-format="a" style:num-letter-sync="true">
        <style:list-level-properties text:space-before="6.477cm" text:min-label-width="0.635cm"/>
      </text:list-level-style-number>
      <text:list-level-style-number text:level="6" style:num-suffix="." style:num-format="i">
        <style:list-level-properties text:min-label-width="8.382cm" text:min-label-distance="0.318cm" fo:text-align="end"/>
      </text:list-level-style-number>
      <text:list-level-style-number text:level="7" style:num-suffix="." style:num-format="1">
        <style:list-level-properties text:space-before="9.017cm" text:min-label-width="0.635cm"/>
      </text:list-level-style-number>
      <text:list-level-style-number text:level="8" style:num-suffix="." style:num-format="a" style:num-letter-sync="true">
        <style:list-level-properties text:space-before="10.287cm" text:min-label-width="0.635cm"/>
      </text:list-level-style-number>
      <text:list-level-style-number text:level="9" style:num-suffix="." style:num-format="i">
        <style:list-level-properties text:min-label-width="12.192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886cm"/>
        <style:text-properties style:font-name="Symbol"/>
      </text:list-level-style-bullet>
      <text:list-level-style-number text:level="2" style:num-suffix=")" style:num-format="1">
        <style:list-level-properties text:space-before="1.27cm" text:min-label-width="0.741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text:style-name="WW8Num23z3" style:num-format="1" text:display-levels="4">
        <style:list-level-properties text:min-label-width="1.524cm"/>
      </text:list-level-style-number>
      <text:list-level-style-number text:level="5" text:style-name="WW8Num23z3" style:num-format="1" text:display-levels="5">
        <style:list-level-properties text:space-before="0.751cm" text:min-label-width="1.778cm"/>
      </text:list-level-style-number>
      <text:list-level-style-number text:level="6" text:style-name="WW8Num23z5" style:num-format="1" text:display-levels="6">
        <style:list-level-properties text:min-label-width="1.87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0.635cm" text:min-label-width="0.635cm"/>
        <style:text-properties style:font-name="Courier New1"/>
      </text:list-level-style-bullet>
      <text:list-level-style-bullet text:level="3" text:style-name="WW8Num25z2" style:num-suffix="." text:bullet-char="-">
        <style:list-level-properties text:space-before="1.905cm" text:min-label-width="0.635cm"/>
        <style:text-properties style:font-name="Times New Roman"/>
      </text:list-level-style-bullet>
      <text:list-level-style-bullet text:level="4" text:style-name="WW8Num25z0" style:num-suffix="." text:bullet-char="">
        <style:list-level-properties text:space-before="3.175cm" text:min-label-width="0.635cm"/>
        <style:text-properties style:font-name="Symbol"/>
      </text:list-level-style-bullet>
      <text:list-level-style-bullet text:level="5" text:style-name="WW8Num25z1" style:num-suffix="." text:bullet-char="o">
        <style:list-level-properties text:space-before="4.445cm" text:min-label-width="0.635cm"/>
        <style:text-properties style:font-name="Courier New1"/>
      </text:list-level-style-bullet>
      <text:list-level-style-bullet text:level="6" text:style-name="WW8Num25z5" style:num-suffix="." text:bullet-char="">
        <style:list-level-properties text:space-before="5.715cm" text:min-label-width="0.635cm"/>
        <style:text-properties style:font-name="Wingdings"/>
      </text:list-level-style-bullet>
      <text:list-level-style-bullet text:level="7" text:style-name="WW8Num25z0" style:num-suffix="." text:bullet-char="">
        <style:list-level-properties text:space-before="6.985cm" text:min-label-width="0.635cm"/>
        <style:text-properties style:font-name="Symbol"/>
      </text:list-level-style-bullet>
      <text:list-level-style-bullet text:level="8" text:style-name="WW8Num25z1" style:num-suffix="." text:bullet-char="o">
        <style:list-level-properties text:space-before="8.255cm" text:min-label-width="0.635cm"/>
        <style:text-properties style:font-name="Courier New1"/>
      </text:list-level-style-bullet>
      <text:list-level-style-bullet text:level="9" text:style-name="WW8Num25z5" style:num-suffix="." text:bullet-char="">
        <style:list-level-properties text:space-before="9.52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508cm" text:min-label-width="0.635cm"/>
        <style:text-properties style:font-name="Symbol"/>
      </text:list-level-style-bullet>
      <text:list-level-style-number text:level="2" style:num-suffix="." style:num-format="a" style:num-letter-sync="true">
        <style:list-level-properties text:space-before="3.302cm" text:min-label-width="0.635cm"/>
      </text:list-level-style-number>
      <text:list-level-style-number text:level="3" style:num-suffix="." style:num-format="i">
        <style:list-level-properties text:min-label-width="5.207cm" text:min-label-distance="0.318cm" fo:text-align="end"/>
      </text:list-level-style-number>
      <text:list-level-style-number text:level="4" style:num-suffix="." style:num-format="1">
        <style:list-level-properties text:space-before="5.842cm" text:min-label-width="0.635cm"/>
      </text:list-level-style-number>
      <text:list-level-style-number text:level="5" style:num-suffix="." style:num-format="a" style:num-letter-sync="true">
        <style:list-level-properties text:space-before="7.112cm" text:min-label-width="0.635cm"/>
      </text:list-level-style-number>
      <text:list-level-style-number text:level="6" style:num-suffix="." style:num-format="i">
        <style:list-level-properties text:min-label-width="9.017cm" text:min-label-distance="0.318cm" fo:text-align="end"/>
      </text:list-level-style-number>
      <text:list-level-style-number text:level="7" style:num-suffix="." style:num-format="1">
        <style:list-level-properties text:space-before="9.652cm" text:min-label-width="0.635cm"/>
      </text:list-level-style-number>
      <text:list-level-style-number text:level="8" style:num-suffix="." style:num-format="a" style:num-letter-sync="true">
        <style:list-level-properties text:space-before="10.922cm" text:min-label-width="0.635cm"/>
      </text:list-level-style-number>
      <text:list-level-style-number text:level="9" style:num-suffix="." style:num-format="i">
        <style:list-level-properties text:min-label-width="12.827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min-label-width="0.7cm"/>
        <style:text-properties style:font-name="Aria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suffix="." style:num-format="1" text:display-levels="8">
        <style:list-level-properties text:space-before="6.985cm" text:min-label-width="2.159cm"/>
      </text:list-level-style-number>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61cm" text:min-label-width="0.635cm"/>
      </text:list-level-style-number>
      <text:list-level-style-number text:level="3" style:num-suffix="." style:num-format="i">
        <style:list-level-properties text:min-label-width="4.466cm" text:min-label-distance="0.318cm" fo:text-align="end"/>
      </text:list-level-style-number>
      <text:list-level-style-number text:level="4" style:num-suffix="." style:num-format="1">
        <style:list-level-properties text:space-before="5.101cm" text:min-label-width="0.635cm"/>
      </text:list-level-style-number>
      <text:list-level-style-number text:level="5" style:num-suffix="." style:num-format="a" style:num-letter-sync="true">
        <style:list-level-properties text:space-before="6.371cm" text:min-label-width="0.635cm"/>
      </text:list-level-style-number>
      <text:list-level-style-number text:level="6" style:num-suffix="." style:num-format="i">
        <style:list-level-properties text:min-label-width="8.276cm" text:min-label-distance="0.318cm" fo:text-align="end"/>
      </text:list-level-style-number>
      <text:list-level-style-number text:level="7" style:num-suffix="." style:num-format="1">
        <style:list-level-properties text:space-before="8.911cm" text:min-label-width="0.635cm"/>
      </text:list-level-style-number>
      <text:list-level-style-number text:level="8" style:num-suffix="." style:num-format="a" style:num-letter-sync="true">
        <style:list-level-properties text:space-before="10.181cm" text:min-label-width="0.635cm"/>
      </text:list-level-style-number>
      <text:list-level-style-number text:level="9" style:num-suffix="." style:num-format="i">
        <style:list-level-properties text:min-label-width="12.086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7.752cm" fo:margin-left="1.752cm" table:align="left" style:writing-mode="lr-tb"/>
    </style:style>
    <style:style style:name="Table7.A" style:family="table-column">
      <style:table-column-properties style:column-width="17.752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Table6" style:family="table">
      <style:table-properties style:width="17.501cm" fo:margin-left="1.752cm" table:align="left" style:writing-mode="lr-tb"/>
    </style:style>
    <style:style style:name="Table6.A" style:family="table-column">
      <style:table-column-properties style:column-width="17.501cm"/>
    </style:style>
    <style:style style:name="Table6.1" style:family="table-row">
      <style:table-row-properties style:min-row-height="2.223cm"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Table9" style:family="table">
      <style:table-properties style:width="17.754cm" fo:margin-left="-0.25cm" table:align="left" style:writing-mode="lr-tb"/>
    </style:style>
    <style:style style:name="Table9.A" style:family="table-column">
      <style:table-column-properties style:column-width="11.753cm"/>
    </style:style>
    <style:style style:name="Table9.B" style:family="table-column">
      <style:table-column-properties style:column-width="6.001cm"/>
    </style:style>
    <style:style style:name="Table9.1" style:family="table-row">
      <style:table-row-properties style:keep-together="false" fo:keep-together="always"/>
    </style:style>
    <style:style style:name="Table9.A1.1" style:family="table-row">
      <style:table-row-properties style:min-row-height="0.25cm" style:keep-together="false" fo:keep-together="always"/>
    </style:style>
    <style:style style:name="Table9.A1.1.1" style:family="table-cell">
      <style:table-cell-properties style:vertical-align="top" fo:padding-left="0.191cm" fo:padding-right="0.191cm" fo:padding-top="0cm" fo:padding-bottom="0cm" fo:border="none" style:writing-mode="lr-tb"/>
    </style:style>
    <style:style style:name="Table9.A1.2" style:family="table-row">
      <style:table-row-properties style:min-row-height="0.259cm" style:keep-together="false" fo:keep-together="always"/>
    </style:style>
    <style:style style:name="Table8" style:family="table">
      <style:table-properties style:width="17.694cm" fo:margin-left="-0.191cm" table:align="left" style:writing-mode="lr-tb"/>
    </style:style>
    <style:style style:name="Table8.A" style:family="table-column">
      <style:table-column-properties style:column-width="4.441cm"/>
    </style:style>
    <style:style style:name="Table8.B" style:family="table-column">
      <style:table-column-properties style:column-width="9.001cm"/>
    </style:style>
    <style:style style:name="Table8.C" style:family="table-column">
      <style:table-column-properties style:column-width="4.251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none" style:writing-mode="lr-tb"/>
    </style:style>
    <style:style style:name="Table11" style:family="table">
      <style:table-properties style:width="17.754cm" fo:margin-left="-0.25cm" table:align="left" style:writing-mode="lr-tb"/>
    </style:style>
    <style:style style:name="Table11.A" style:family="table-column">
      <style:table-column-properties style:column-width="11.753cm"/>
    </style:style>
    <style:style style:name="Table11.B" style:family="table-column">
      <style:table-column-properties style:column-width="6.001cm"/>
    </style:style>
    <style:style style:name="Table11.1" style:family="table-row">
      <style:table-row-properties style:keep-together="false" fo:keep-together="always"/>
    </style:style>
    <style:style style:name="Table11.A1.1" style:family="table-row">
      <style:table-row-properties style:min-row-height="0.25cm" style:keep-together="false" fo:keep-together="always"/>
    </style:style>
    <style:style style:name="Table11.A1.1.1" style:family="table-cell">
      <style:table-cell-properties style:vertical-align="top" fo:padding-left="0.191cm" fo:padding-right="0.191cm" fo:padding-top="0cm" fo:padding-bottom="0cm" fo:border="none" style:writing-mode="lr-tb"/>
    </style:style>
    <style:style style:name="Table11.A1.2" style:family="table-row">
      <style:table-row-properties style:min-row-height="0.259cm" style:keep-together="false" fo:keep-together="always"/>
    </style:style>
    <style:style style:name="Table10" style:family="table">
      <style:table-properties style:width="17.694cm" fo:margin-left="-0.191cm" table:align="left" style:writing-mode="lr-tb"/>
    </style:style>
    <style:style style:name="Table10.A" style:family="table-column">
      <style:table-column-properties style:column-width="4.441cm"/>
    </style:style>
    <style:style style:name="Table10.B" style:family="table-column">
      <style:table-column-properties style:column-width="9.001cm"/>
    </style:style>
    <style:style style:name="Table10.C" style:family="table-column">
      <style:table-column-properties style:column-width="4.251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end" style:justify-single-word="false" style:snap-to-layout-grid="false"/>
    </style:style>
    <style:style style:name="P2" style:family="paragraph" style:parent-style-name="Header">
      <style:paragraph-properties fo:text-align="end" style:justify-single-word="false"/>
    </style:style>
    <style:style style:name="P3" style:family="paragraph" style:parent-style-name="Header">
      <style:paragraph-properties fo:text-align="center" style:justify-single-word="false"/>
    </style:style>
    <style:style style:name="P4" style:family="paragraph" style:parent-style-name="Footer">
      <style:paragraph-properties fo:line-height="100%" fo:text-align="end" style:justify-single-word="false" style:snap-to-layout-grid="false"/>
      <style:text-properties fo:color="#181512" style:font-name-complex="Arial" style:font-size-complex="8pt" style:font-weight-complex="bold"/>
    </style:style>
    <style:style style:name="P5" style:family="paragraph" style:parent-style-name="Footer">
      <style:paragraph-properties fo:text-align="end" style:justify-single-word="false"/>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 style:position="3.281cm"/>
        </style:tab-stops>
      </style:paragraph-properties>
    </style:style>
    <style:style style:name="P7" style:family="paragraph" style:parent-style-name="Standard">
      <style:paragraph-properties style:snap-to-layout-grid="false"/>
    </style:style>
    <style:style style:name="P8" style:family="paragraph" style:parent-style-name="Standard">
      <style:paragraph-properties fo:margin-left="0cm" fo:margin-right="0.12cm" fo:margin-top="0.071cm" fo:margin-bottom="0cm" fo:text-align="end" style:justify-single-word="false" fo:text-indent="0cm" style:auto-text-indent="false" style:snap-to-layout-grid="false">
        <style:tab-stops>
          <style:tab-stop style:position="2.002cm"/>
        </style:tab-stops>
      </style:paragraph-properties>
      <style:text-properties fo:font-size="8pt" style:font-size-asian="8pt"/>
    </style:style>
    <style:style style:name="P9" style:family="paragraph" style:parent-style-name="Footer">
      <style:text-properties fo:font-size="1pt"/>
    </style:style>
    <style:style style:name="P10" style:family="paragraph" style:parent-style-name="Standard">
      <style:paragraph-properties fo:margin-left="0cm" fo:margin-right="0.635cm" fo:text-indent="0cm" style:auto-text-indent="false" style:snap-to-layout-grid="false"/>
      <style:text-properties fo:font-size="8pt" style:font-size-asian="8pt"/>
    </style:style>
    <style:style style:name="P11" style:family="paragraph" style:parent-style-name="Standard">
      <style:paragraph-properties fo:text-align="center" style:justify-single-word="false" style:snap-to-layout-grid="false"/>
      <style:text-properties fo:font-size="8pt" style:font-size-asian="8pt"/>
    </style:style>
    <style:style style:name="P12" style:family="paragraph" style:parent-style-name="Standard">
      <style:paragraph-properties fo:text-align="end" style:justify-single-word="false" style:snap-to-layout-grid="false"/>
      <style:text-properties fo:font-size="8pt" style:font-size-asian="8pt"/>
    </style:style>
    <style:style style:name="T1" style:family="text">
      <style:text-properties fo:text-transform="uppercase" style:font-name="Arial Black" fo:font-size="8pt" fo:language="en" fo:country="US" style:font-size-asian="8pt" style:language-asian="zxx" style:country-asian="none" style:font-name-complex="Arial" style:font-size-complex="8pt" style:font-weight-complex="bold"/>
    </style:style>
    <style:style style:name="T2" style:family="text">
      <style:text-properties fo:font-size="7pt" style:font-size-asian="7pt" style:font-name-complex="Arial" style:font-size-complex="7pt"/>
    </style:style>
    <style:style style:name="T3" style:family="text">
      <style:text-properties fo:font-size="8pt" style:font-size-asian="8pt" style:font-name-complex="Arial"/>
    </style:style>
    <style:style style:name="T4" style:family="text"/>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0cm" fo:margin-bottom="0cm" fo:margin-left="0.51cm" fo:margin-right="0.51cm" style:writing-mode="lr-tb" style:layout-grid-color="#c0c0c0" style:layout-grid-lines="4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0.51cm" fo:margin-left="0cm" fo:margin-right="0cm" fo:margin-top="0.411cm" style:dynamic-spacing="true"/>
      </style:footer-style>
    </style:page-layout>
    <style:page-layout style:name="pm2">
      <style:page-layout-properties fo:page-width="20.999cm" fo:page-height="29.699cm" style:num-format="1" style:print-orientation="portrait" fo:margin-top="1.27cm" fo:margin-bottom="1.27cm" fo:margin-left="2.251cm" fo:margin-right="1.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81cm" fo:margin-left="0cm" fo:margin-right="0cm" fo:margin-bottom="0.882cm" style:dynamic-spacing="true"/>
      </style:header-style>
      <style:footer-style>
        <style:header-footer-properties fo:min-height="0.231cm" fo:margin-left="0cm" fo:margin-right="0cm" fo:margin-top="0.132cm" style:dynamic-spacing="true"/>
      </style:footer-style>
    </style:page-layout>
  </office:automatic-styles>
  <office:master-styles>
    <style:master-page style:name="Standard" style:page-layout-name="pm1">
      <style:header>
        <text:p text:style-name="Standard"/>
        <text:p text:style-name="Standard"/>
        <table:table table:name="Table7" table:style-name="Table7">
          <table:table-column table:style-name="Table7.A"/>
          <table:table-row table:style-name="Table7.1">
            <table:table-cell table:style-name="Table7.A1" office:value-type="string">
              <text:p text:style-name="P1"/>
              <text:p text:style-name="P2"/>
            </table:table-cell>
          </table:table-row>
        </table:table>
        <text:p text:style-name="P3"><text:s text:c="4"/></text:p>
      </style:header>
      <style:footer>
        <table:table table:name="Table6" table:style-name="Table6">
          <table:table-column table:style-name="Table6.A"/>
          <table:table-row table:style-name="Table6.1">
            <table:table-cell table:style-name="Table6.A1" office:value-type="string">
              <text:p text:style-name="P4"><text:s/></text:p>
              <text:p text:style-name="P5"/>
            </table:table-cell>
          </table:table-row>
        </table:table>
        <text:p text:style-name="Footer"/>
      </style:footer>
    </style:master-page>
    <style:master-page style:name="Convert_20_1" style:display-name="Convert 1" style:page-layout-name="pm2">
      <style:header>
        <table:table table:name="Table9" table:style-name="Table9">
          <table:table-column table:style-name="Table9.A"/>
          <table:table-column table:style-name="Table9.B"/>
          <table:table-row table:style-name="Table9.1">
            <table:table-cell>
              <table:table table:is-sub-table="true">
                <table:table-column table:style-name="Table9.A"/>
                <table:table-row table:style-name="Table9.A1.1">
                  <table:table-cell table:style-name="Table9.A1.1.1" office:value-type="string">
                    <text:p text:style-name="P6"><text:span text:style-name="T1">Комплекс программ технического обслуживания автоколонны</text:span><text:span text:style-name="T2"><text:tab/><text:tab/></text:span></text:p>
                  </table:table-cell>
                </table:table-row>
                <table:table-row table:style-name="Table9.A1.2">
                  <table:table-cell table:style-name="Table9.A1.1.1" office:value-type="string">
                    <text:p text:style-name="P7"><text:span text:style-name="T3"><text:title>Программа и методика приемочных испытаний</text:title></text:span><text:span text:style-name="T3">, Версия: 1.0</text:span></text:p>
                  </table:table-cell>
                </table:table-row>
              </table:table>
            </table:table-cell>
            <table:table-cell table:style-name="Table9.A1.1.1" office:value-type="string">
              <text:p text:style-name="P8"/>
            </table:table-cell>
          </table:table-row>
        </table:table>
        <text:p text:style-name="Header"/>
      </style:header>
      <style:footer>
        <text:p text:style-name="P9"><draw:frame draw:style-name="fr1" draw:name="Frame1" text:anchor-type="paragraph" svg:x="17.607cm" svg:y="0.037cm" fo:min-width="0.041cm" draw:z-index="6"><draw:text-box fo:min-height="0.37cm"><text:p text:style-name="Footer"><text:span text:style-name="Page_20_Number">Стр. </text:span><text:span text:style-name="Page_20_Number"><text:page-number text:select-page="current">27</text:page-number></text:span><text:span text:style-name="Page_20_Number"> из </text:span><text:span text:style-name="Page_20_Number"><text:page-count style:num-format="1">27</text:page-count></text:span></text:p></draw:text-box></draw:fram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Конфиденциально</text:p>
            </table:table-cell>
            <table:table-cell table:style-name="Table8.A1" office:value-type="string">
              <text:p text:style-name="P11"/>
            </table:table-cell>
            <table:table-cell table:style-name="Table8.A1" office:value-type="string">
              <text:p text:style-name="P12"/>
            </table:table-cell>
          </table:table-row>
        </table:table>
        <text:p text:style-name="Footer"/>
      </style:footer>
    </style:master-page>
    <style:master-page style:name="Convert_20_2" style:display-name="Convert 2" style:page-layout-name="pm3">
      <style:header>
        <table:table table:name="Table11" table:style-name="Table11">
          <table:table-column table:style-name="Table11.A"/>
          <table:table-column table:style-name="Table11.B"/>
          <table:table-row table:style-name="Table11.1">
            <table:table-cell>
              <table:table table:is-sub-table="true">
                <table:table-column table:style-name="Table11.A"/>
                <table:table-row table:style-name="Table11.A1.1">
                  <table:table-cell table:style-name="Table11.A1.1.1" office:value-type="string">
                    <text:p text:style-name="P6"><text:span text:style-name="T1">Комплекс программ технического обслуживания автоколонны</text:span><text:span text:style-name="T2"><text:tab/><text:tab/></text:span></text:p>
                  </table:table-cell>
                </table:table-row>
                <table:table-row table:style-name="Table11.A1.2">
                  <table:table-cell table:style-name="Table11.A1.1.1" office:value-type="string">
                    <text:p text:style-name="P7"><text:span text:style-name="T3"><text:title>Программа и методика приемочных испытаний</text:title></text:span><text:span text:style-name="T3">, Версия: 1.0</text:span></text:p>
                  </table:table-cell>
                </table:table-row>
              </table:table>
            </table:table-cell>
            <table:table-cell table:style-name="Table11.A1.1.1" office:value-type="string">
              <text:p text:style-name="P8"/>
            </table:table-cell>
          </table:table-row>
        </table:table>
        <text:p text:style-name="Header"/>
      </style:header>
      <style:footer>
        <text:p text:style-name="P9"><draw:frame draw:style-name="fr1" draw:name="Frame2" text:anchor-type="paragraph" svg:x="17.607cm" svg:y="0.037cm" fo:min-width="0.041cm" draw:z-index="25"><draw:text-box fo:min-height="0.37cm"><text:p text:style-name="Footer"><text:span text:style-name="Page_20_Number">Стр. </text:span><text:span text:style-name="Page_20_Number"><text:page-number text:select-page="current">27</text:page-number></text:span><text:span text:style-name="Page_20_Number"> из </text:span><text:span text:style-name="Page_20_Number"><text:page-count style:num-format="1">27</text:page-count></text:span></text:p></draw:text-box></draw:fram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Конфиденциально</text:p>
            </table:table-cell>
            <table:table-cell table:style-name="Table10.A1" office:value-type="string">
              <text:p text:style-name="P11"/>
            </table:table-cell>
            <table:table-cell table:style-name="Table10.A1" office:value-type="string">
              <text:p text:style-name="P12"/>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Программа и методика приемочных испытаний</dc:title>
    <meta:initial-creator>VArtamonova</meta:initial-creator>
    <meta:creation-date>2007-09-19T10:22:00</meta:creation-date>
    <dc:date>2008-03-12T07:34:33</dc:date>
    <meta:print-date>2007-09-21T15:45:00</meta:print-date>
    <meta:editing-cycles>97</meta:editing-cycles>
    <meta:editing-duration>PT19H4M40S</meta:editing-duration>
    <meta:user-defined meta:name="Info 1"/>
    <meta:user-defined meta:name="Info 2"/>
    <meta:user-defined meta:name="Info 3"/>
    <meta:user-defined meta:name="Info 4"/>
    <meta:document-statistic meta:table-count="11" meta:image-count="0" meta:object-count="0" meta:page-count="27" meta:paragraph-count="380" meta:word-count="3122" meta:character-count="24535"/>
  </office:meta>
</office:document-meta>
</file>